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Comma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Comma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Comma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Comma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0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_50_0_37__32_-_32_Accent2" style:data-style-name="N0">
      <style:table-cell-properties style:vertical-align="middle" fo:background-color="#FCE4D6" style:repeat-content="false"/>
      <style:paragraph-properties fo:text-align="center"/>
      <style:text-properties fo:color="#000000"/>
    </style:style>
    <style:style style:name="ce22" style:family="table-cell" style:parent-style-name="_50_0_37__32_-_32_Accent2" style:data-style-name="N0">
      <style:table-cell-properties style:vertical-align="middle" fo:background-color="#FCE4D6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Bad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4.57729166666667cm" style:use-optimal-column-width="true"/>
    </style:style>
    <style:style style:name="co3" style:family="table-column">
      <style:table-column-properties fo:break-before="auto" style:column-width="3.94229166666667cm" style:use-optimal-column-width="true"/>
    </style:style>
    <style:style style:name="co4" style:family="table-column">
      <style:table-column-properties fo:break-before="auto" style:column-width="5.39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4.39208333333333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4.33916666666667cm" style:use-optimal-column-width="true"/>
    </style:style>
    <style:style style:name="co17" style:family="table-column">
      <style:table-column-properties fo:break-before="auto" style:column-width="4.52437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ing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table:style-name="ce5"/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1">Sentence Length</text:span></text:p>
          </table:table-cell>
          <table:table-cell office:value-type="string" table:style-name="ce6">
            <text:p>25th Percentile<text:s/><text:span text:style-name="T1">Sentence Length</text:span></text:p>
          </table:table-cell>
          <table:table-cell office:value-type="string" table:style-name="ce6">
            <text:p>50th Percentile<text:s/><text:span text:style-name="T1">Sentence Length</text:span></text:p>
          </table:table-cell>
          <table:table-cell office:value-type="string" table:style-name="ce6">
            <text:p>50th Percentile<text:s/><text:span text:style-name="T1">Sentence Length</text:span></text:p>
          </table:table-cell>
          <table:table-cell office:value-type="string" table:style-name="ce6">
            <text:p>75th Percentile<text:s/><text:span text:style-name="T1">Sentence Length</text:span></text:p>
          </table:table-cell>
          <table:table-cell office:value-type="string" table:style-name="ce6">
            <text:p>75th Percentile<text:s/><text:span text:style-name="T1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5789" table:style-name="ce8">
            <text:p><text:s/>15,789<text:s/></text:p>
          </table:table-cell>
          <table:table-cell office:value-type="float" office:value="15789" table:style-name="ce8">
            <text:p><text:s/>15,789<text:s/></text:p>
          </table:table-cell>
          <table:table-cell office:value-type="float" office:value="673040" table:style-name="ce8">
            <text:p><text:s/>673,040<text:s/></text:p>
          </table:table-cell>
          <table:table-cell office:value-type="float" office:value="673040" table:style-name="ce8">
            <text:p><text:s/>673,040<text:s/>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4" table:style-name="ce7">
            <text:p>54</text:p>
          </table:table-cell>
          <table:table-cell office:value-type="float" office:value="54" table:style-name="ce7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254340" table:style-name="ce8">
            <text:p><text:s/>254,340<text:s/></text:p>
          </table:table-cell>
          <table:table-cell office:value-type="float" office:value="254400" table:style-name="ce8">
            <text:p><text:s/>254,400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5" table:style-name="ce7">
            <text:p>55</text:p>
          </table:table-cell>
          <table:table-cell office:value-type="float" office:value="55" table:style-name="ce7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73171" table:style-name="ce8">
            <text:p><text:s/>273,171<text:s/></text:p>
          </table:table-cell>
          <table:table-cell office:value-type="float" office:value="273425" table:style-name="ce8">
            <text:p><text:s/>273,42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473624" table:style-name="ce8">
            <text:p><text:s/>473,624<text:s/></text:p>
          </table:table-cell>
          <table:table-cell office:value-type="float" office:value="474687" table:style-name="ce8">
            <text:p><text:s/>474,687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34137" table:style-name="ce8">
            <text:p><text:s/>134,137<text:s/></text:p>
          </table:table-cell>
          <table:table-cell office:value-type="float" office:value="134389" table:style-name="ce8">
            <text:p><text:s/>134,38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7890" table:style-name="ce8">
            <text:p><text:s/>7,890<text:s/></text:p>
          </table:table-cell>
          <table:table-cell office:value-type="float" office:value="12289" table:style-name="ce8">
            <text:p><text:s/>12,289<text:s/></text:p>
          </table:table-cell>
          <table:table-cell office:value-type="float" office:value="146881" table:style-name="ce8">
            <text:p><text:s/>146,881<text:s/></text:p>
          </table:table-cell>
          <table:table-cell office:value-type="float" office:value="186145" table:style-name="ce8">
            <text:p><text:s/>186,145<text:s/>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25" table:style-name="ce7">
            <text:p>25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75134" table:style-name="ce8">
            <text:p><text:s/>75,134<text:s/></text:p>
          </table:table-cell>
          <table:table-cell office:value-type="float" office:value="75222" table:style-name="ce8">
            <text:p><text:s/>75,22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78541" table:style-name="ce8">
            <text:p><text:s/>78,541<text:s/></text:p>
          </table:table-cell>
          <table:table-cell office:value-type="float" office:value="78541" table:style-name="ce8">
            <text:p><text:s/>78,541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207200" table:style-name="ce8">
            <text:p><text:s/>207,200<text:s/></text:p>
          </table:table-cell>
          <table:table-cell office:value-type="float" office:value="207224" table:style-name="ce8">
            <text:p><text:s/>207,22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103493" table:style-name="ce8">
            <text:p><text:s/>103,493<text:s/></text:p>
          </table:table-cell>
          <table:table-cell office:value-type="float" office:value="103551" table:style-name="ce8">
            <text:p><text:s/>103,551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686" table:style-name="ce8">
            <text:p><text:s/>686<text:s/></text:p>
          </table:table-cell>
          <table:table-cell office:value-type="float" office:value="686" table:style-name="ce8">
            <text:p><text:s/>686<text:s/></text:p>
          </table:table-cell>
          <table:table-cell office:value-type="float" office:value="13006" table:style-name="ce8">
            <text:p><text:s/>13,006<text:s/></text:p>
          </table:table-cell>
          <table:table-cell office:value-type="float" office:value="13006" table:style-name="ce8">
            <text:p><text:s/>13,00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5.75" table:style-name="ce7">
            <text:p>25.75</text:p>
          </table:table-cell>
          <table:table-cell office:value-type="float" office:value="25.75" table:style-name="ce7">
            <text:p>25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344646" table:style-name="ce8">
            <text:p><text:s/>344,646<text:s/></text:p>
          </table:table-cell>
          <table:table-cell office:value-type="float" office:value="344959" table:style-name="ce8">
            <text:p><text:s/>344,959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46758" table:style-name="ce8">
            <text:p><text:s/>46,758<text:s/></text:p>
          </table:table-cell>
          <table:table-cell office:value-type="float" office:value="46824" table:style-name="ce8">
            <text:p><text:s/>46,82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63015" table:style-name="ce8">
            <text:p><text:s/>163,015<text:s/></text:p>
          </table:table-cell>
          <table:table-cell office:value-type="float" office:value="163223" table:style-name="ce8">
            <text:p><text:s/>163,223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14759" table:style-name="ce8">
            <text:p><text:s/>14,759<text:s/></text:p>
          </table:table-cell>
          <table:table-cell office:value-type="float" office:value="14759" table:style-name="ce8">
            <text:p><text:s/>14,759<text:s/></text:p>
          </table:table-cell>
          <table:table-cell office:value-type="float" office:value="469664" table:style-name="ce8">
            <text:p><text:s/>469,664<text:s/></text:p>
          </table:table-cell>
          <table:table-cell office:value-type="float" office:value="469664" table:style-name="ce8">
            <text:p><text:s/>469,664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1448" table:style-name="ce8">
            <text:p><text:s/>1,448<text:s/></text:p>
          </table:table-cell>
          <table:table-cell office:value-type="float" office:value="1448" table:style-name="ce8">
            <text:p><text:s/>1,448<text:s/></text:p>
          </table:table-cell>
          <table:table-cell office:value-type="float" office:value="20203" table:style-name="ce8">
            <text:p><text:s/>20,203<text:s/></text:p>
          </table:table-cell>
          <table:table-cell office:value-type="float" office:value="20203" table:style-name="ce8">
            <text:p><text:s/>20,20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294395" table:style-name="ce8">
            <text:p><text:s/>294,395<text:s/></text:p>
          </table:table-cell>
          <table:table-cell office:value-type="float" office:value="294430" table:style-name="ce8">
            <text:p><text:s/>294,430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40801" table:style-name="ce8">
            <text:p><text:s/>40,801<text:s/></text:p>
          </table:table-cell>
          <table:table-cell office:value-type="float" office:value="40801" table:style-name="ce8">
            <text:p><text:s/>40,801<text:s/></text:p>
          </table:table-cell>
          <table:table-cell office:value-type="float" office:value="908739" table:style-name="ce8">
            <text:p><text:s/>908,739<text:s/></text:p>
          </table:table-cell>
          <table:table-cell office:value-type="float" office:value="908739" table:style-name="ce8">
            <text:p><text:s/>908,73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.75" table:style-name="ce7">
            <text:p>17.75</text:p>
          </table:table-cell>
          <table:table-cell office:value-type="float" office:value="17.75" table:style-name="ce7">
            <text:p>17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92723" table:style-name="ce8">
            <text:p><text:s/>192,723<text:s/></text:p>
          </table:table-cell>
          <table:table-cell office:value-type="float" office:value="193105" table:style-name="ce8">
            <text:p><text:s/>193,10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47641" table:style-name="ce8">
            <text:p><text:s/>47,641<text:s/></text:p>
          </table:table-cell>
          <table:table-cell office:value-type="float" office:value="47645" table:style-name="ce8">
            <text:p><text:s/>47,64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7.5" table:style-name="ce7">
            <text:p>27.5</text:p>
          </table:table-cell>
          <table:table-cell office:value-type="float" office:value="27.5" table:style-name="ce7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870479" table:style-name="ce8">
            <text:p><text:s/>870,479<text:s/></text:p>
          </table:table-cell>
          <table:table-cell office:value-type="float" office:value="871526" table:style-name="ce8">
            <text:p><text:s/>871,52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0681" table:style-name="ce8">
            <text:p><text:s/>80,681<text:s/></text:p>
          </table:table-cell>
          <table:table-cell office:value-type="float" office:value="80743" table:style-name="ce8">
            <text:p><text:s/>80,74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66646" table:style-name="ce8">
            <text:p><text:s/>66,646<text:s/></text:p>
          </table:table-cell>
          <table:table-cell office:value-type="float" office:value="66674" table:style-name="ce8">
            <text:p><text:s/>66,6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92447" table:style-name="ce8">
            <text:p><text:s/>92,447<text:s/></text:p>
          </table:table-cell>
          <table:table-cell office:value-type="float" office:value="92635" table:style-name="ce8">
            <text:p><text:s/>92,63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55" table:style-name="ro4">
          <table:table-cell table:number-columns-repeated="16384"/>
        </table:table-row>
      </table:table>
      <table:table table:name="Test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table:style-name="ce5"/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1">Sentence Length</text:span></text:p>
          </table:table-cell>
          <table:table-cell office:value-type="string" table:style-name="ce6">
            <text:p>25th Percentile<text:s/><text:span text:style-name="T1">Sentence Length</text:span></text:p>
          </table:table-cell>
          <table:table-cell office:value-type="string" table:style-name="ce6">
            <text:p>50th Percentile<text:s/><text:span text:style-name="T1">Sentence Length</text:span></text:p>
          </table:table-cell>
          <table:table-cell office:value-type="string" table:style-name="ce6">
            <text:p>50th Percentile<text:s/><text:span text:style-name="T1">Sentence Length</text:span></text:p>
          </table:table-cell>
          <table:table-cell office:value-type="string" table:style-name="ce6">
            <text:p>75th Percentile<text:s/><text:span text:style-name="T1">Sentence Length</text:span></text:p>
          </table:table-cell>
          <table:table-cell office:value-type="string" table:style-name="ce6">
            <text:p>75th Percentile<text:s/><text:span text:style-name="T1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963" table:style-name="ce8">
            <text:p><text:s/>1,963<text:s/></text:p>
          </table:table-cell>
          <table:table-cell office:value-type="float" office:value="1963" table:style-name="ce8">
            <text:p><text:s/>1,963<text:s/></text:p>
          </table:table-cell>
          <table:table-cell office:value-type="float" office:value="84398" table:style-name="ce8">
            <text:p><text:s/>84,398<text:s/></text:p>
          </table:table-cell>
          <table:table-cell office:value-type="float" office:value="84398" table:style-name="ce8">
            <text:p><text:s/>84,398<text:s/>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3" table:style-name="ce7">
            <text:p>53</text:p>
          </table:table-cell>
          <table:table-cell office:value-type="float" office:value="53" table:style-name="ce7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32128" table:style-name="ce8">
            <text:p><text:s/>32,128<text:s/></text:p>
          </table:table-cell>
          <table:table-cell office:value-type="float" office:value="32132" table:style-name="ce8">
            <text:p><text:s/>32,13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office:value-type="float" office:value="64" table:style-name="ce7">
            <text:p>64</text:p>
          </table:table-cell>
          <table:table-cell office:value-type="float" office:value="64" table:style-name="ce7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5997" table:style-name="ce8">
            <text:p><text:s/>15,997<text:s/></text:p>
          </table:table-cell>
          <table:table-cell office:value-type="float" office:value="16012" table:style-name="ce8">
            <text:p><text:s/>16,01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10900" table:style-name="ce14">
            <text:p><text:s/>10,900<text:s/></text:p>
          </table:table-cell>
          <table:table-cell office:value-type="float" office:value="10934" table:style-name="ce8">
            <text:p><text:s/>10,93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8.25" table:style-name="ce7">
            <text:p>38.25</text:p>
          </table:table-cell>
          <table:table-cell office:value-type="float" office:value="38.25" table:style-name="ce7">
            <text:p>38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6767" table:style-name="ce8">
            <text:p><text:s/>16,767<text:s/></text:p>
          </table:table-cell>
          <table:table-cell office:value-type="float" office:value="16795" table:style-name="ce8">
            <text:p><text:s/>16,79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11046" table:style-name="ce8">
            <text:p><text:s/>11,046<text:s/></text:p>
          </table:table-cell>
          <table:table-cell office:value-type="float" office:value="11053" table:style-name="ce8">
            <text:p><text:s/>11,05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11576" table:style-name="ce8">
            <text:p><text:s/>11,576<text:s/></text:p>
          </table:table-cell>
          <table:table-cell office:value-type="float" office:value="11603" table:style-name="ce8">
            <text:p><text:s/>11,603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9591" table:style-name="ce8">
            <text:p><text:s/>9,591<text:s/></text:p>
          </table:table-cell>
          <table:table-cell office:value-type="float" office:value="9591" table:style-name="ce8">
            <text:p><text:s/>9,591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5454" table:style-name="ce8">
            <text:p><text:s/>25,454<text:s/></text:p>
          </table:table-cell>
          <table:table-cell office:value-type="float" office:value="25455" table:style-name="ce8">
            <text:p><text:s/>25,45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16252" table:style-name="ce8">
            <text:p><text:s/>16,252<text:s/></text:p>
          </table:table-cell>
          <table:table-cell office:value-type="float" office:value="16254" table:style-name="ce8">
            <text:p><text:s/>16,25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105" table:style-name="ce8">
            <text:p><text:s/>105<text:s/></text:p>
          </table:table-cell>
          <table:table-cell office:value-type="float" office:value="105" table:style-name="ce8">
            <text:p><text:s/>105<text:s/></text:p>
          </table:table-cell>
          <table:table-cell office:value-type="float" office:value="1872" table:style-name="ce8">
            <text:p><text:s/>1,872<text:s/></text:p>
          </table:table-cell>
          <table:table-cell office:value-type="float" office:value="1872" table:style-name="ce8">
            <text:p><text:s/>1,872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48491" table:style-name="ce8">
            <text:p><text:s/>48,491<text:s/></text:p>
          </table:table-cell>
          <table:table-cell office:value-type="float" office:value="48532" table:style-name="ce8">
            <text:p><text:s/>48,532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13156" table:style-name="ce8">
            <text:p><text:s/>13,156<text:s/></text:p>
          </table:table-cell>
          <table:table-cell office:value-type="float" office:value="13179" table:style-name="ce8">
            <text:p><text:s/>13,17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21097" table:style-name="ce8">
            <text:p><text:s/>21,097<text:s/></text:p>
          </table:table-cell>
          <table:table-cell office:value-type="float" office:value="21126" table:style-name="ce8">
            <text:p><text:s/>21,12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2541" table:style-name="ce8">
            <text:p><text:s/>2,541<text:s/></text:p>
          </table:table-cell>
          <table:table-cell office:value-type="float" office:value="2541" table:style-name="ce8">
            <text:p><text:s/>2,541<text:s/></text:p>
          </table:table-cell>
          <table:table-cell office:value-type="float" office:value="79643" table:style-name="ce8">
            <text:p><text:s/>79,643<text:s/></text:p>
          </table:table-cell>
          <table:table-cell office:value-type="float" office:value="79643" table:style-name="ce8">
            <text:p><text:s/>79,643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.25" table:style-name="ce7">
            <text:p>36.25</text:p>
          </table:table-cell>
          <table:table-cell office:value-type="float" office:value="36.25" table:style-name="ce7">
            <text:p>36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2.25" table:style-name="ce7">
            <text:p>32.25</text:p>
          </table:table-cell>
          <table:table-cell office:value-type="float" office:value="32.25" table:style-name="ce7">
            <text:p>32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225" table:style-name="ce8">
            <text:p><text:s/>225<text:s/></text:p>
          </table:table-cell>
          <table:table-cell office:value-type="float" office:value="225" table:style-name="ce8">
            <text:p><text:s/>225<text:s/></text:p>
          </table:table-cell>
          <table:table-cell office:value-type="float" office:value="3295" table:style-name="ce8">
            <text:p><text:s/>3,295<text:s/></text:p>
          </table:table-cell>
          <table:table-cell office:value-type="float" office:value="3295" table:style-name="ce8">
            <text:p><text:s/>3,295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29.25" table:style-name="ce7">
            <text:p>29.25</text:p>
          </table:table-cell>
          <table:table-cell office:value-type="float" office:value="29.25" table:style-name="ce7">
            <text:p>29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5.5" table:style-name="ce7">
            <text:p>25.5</text:p>
          </table:table-cell>
          <table:table-cell office:value-type="float" office:value="25.5" table:style-name="ce7">
            <text:p>25.5</text:p>
          </table:table-cell>
          <table:table-cell office:value-type="float" office:value="35.75" table:style-name="ce7">
            <text:p>35.75</text:p>
          </table:table-cell>
          <table:table-cell office:value-type="float" office:value="35.75" table:style-name="ce7">
            <text:p>35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.75" table:style-name="ce7">
            <text:p>28.75</text:p>
          </table:table-cell>
          <table:table-cell office:value-type="float" office:value="28.75" table:style-name="ce7">
            <text:p>28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11153" table:style-name="ce8">
            <text:p><text:s/>11,153<text:s/></text:p>
          </table:table-cell>
          <table:table-cell office:value-type="float" office:value="11154" table:style-name="ce8">
            <text:p><text:s/>11,154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17.25" table:style-name="ce7">
            <text:p>17.25</text:p>
          </table:table-cell>
          <table:table-cell office:value-type="float" office:value="17.25" table:style-name="ce7">
            <text:p>17.2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.75" table:style-name="ce7">
            <text:p>26.75</text:p>
          </table:table-cell>
          <table:table-cell office:value-type="float" office:value="26.75" table:style-name="ce7">
            <text:p>26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7881" table:style-name="ce8">
            <text:p><text:s/>7,881<text:s/></text:p>
          </table:table-cell>
          <table:table-cell office:value-type="float" office:value="7881" table:style-name="ce8">
            <text:p><text:s/>7,881<text:s/></text:p>
          </table:table-cell>
          <table:table-cell office:value-type="float" office:value="166859" table:style-name="ce8">
            <text:p><text:s/>166,859<text:s/></text:p>
          </table:table-cell>
          <table:table-cell office:value-type="float" office:value="166859" table:style-name="ce8">
            <text:p><text:s/>166,85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3.25" table:style-name="ce7">
            <text:p>33.25</text:p>
          </table:table-cell>
          <table:table-cell office:value-type="float" office:value="33.25" table:style-name="ce7">
            <text:p>33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30302" table:style-name="ce8">
            <text:p><text:s/>30,302<text:s/></text:p>
          </table:table-cell>
          <table:table-cell office:value-type="float" office:value="30447" table:style-name="ce8">
            <text:p><text:s/>30,44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3.5" table:style-name="ce7">
            <text:p>13.5</text:p>
          </table:table-cell>
          <table:table-cell office:value-type="float" office:value="13.5" table:style-name="ce7">
            <text:p>13.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.25" table:style-name="ce7">
            <text:p>11.25</text:p>
          </table:table-cell>
          <table:table-cell office:value-type="float" office:value="11.25" table:style-name="ce7">
            <text:p>11.2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.5" table:style-name="ce7">
            <text:p>11.5</text:p>
          </table:table-cell>
          <table:table-cell office:value-type="float" office:value="11.5" table:style-name="ce7">
            <text:p>11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117329" table:style-name="ce8">
            <text:p><text:s/>117,329<text:s/></text:p>
          </table:table-cell>
          <table:table-cell office:value-type="float" office:value="117523" table:style-name="ce8">
            <text:p><text:s/>117,5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2737" table:style-name="ce8">
            <text:p><text:s/>12,737<text:s/></text:p>
          </table:table-cell>
          <table:table-cell office:value-type="float" office:value="12754" table:style-name="ce8">
            <text:p><text:s/>12,7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20377" table:style-name="ce8">
            <text:p><text:s/>20,377<text:s/></text:p>
          </table:table-cell>
          <table:table-cell office:value-type="float" office:value="20386" table:style-name="ce8">
            <text:p><text:s/>20,38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5.25" table:style-name="ce7">
            <text:p>5.25</text:p>
          </table:table-cell>
          <table:table-cell office:value-type="float" office:value="5.25" table:style-name="ce7">
            <text:p>5.25</text:p>
          </table:table-cell>
          <table:table-cell office:value-type="float" office:value="8.5" table:style-name="ce7">
            <text:p>8.5</text:p>
          </table:table-cell>
          <table:table-cell office:value-type="float" office:value="8.5" table:style-name="ce7">
            <text:p>8.5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.25" table:style-name="ce7">
            <text:p>21.25</text:p>
          </table:table-cell>
          <table:table-cell office:value-type="float" office:value="21.25" table:style-name="ce7">
            <text:p>21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7118" table:style-name="ce8">
            <text:p><text:s/>17,118<text:s/></text:p>
          </table:table-cell>
          <table:table-cell office:value-type="float" office:value="17148" table:style-name="ce8">
            <text:p><text:s/>17,148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table:style-name="ce7"/>
          <table:table-cell table:style-name="ce15"/>
          <table:table-cell table:number-columns-repeated="16382" table:style-name="ce1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55" table:style-name="ro4">
          <table:table-cell table:number-columns-repeated="16384"/>
        </table:table-row>
      </table:table>
      <table:table table:name="Graph_Results" table:style-name="ta2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table:style-name="ce16"/>
          <table:table-cell office:value-type="float" office:value="80.209999999999994" table:style-name="ce16">
            <text:p>80.21</text:p>
          </table:table-cell>
          <table:table-cell office:value-type="float" office:value="75.64" table:style-name="ce16">
            <text:p>75.64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table:style-name="ce16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table:style-name="ce16"/>
          <table:table-cell office:value-type="float" office:value="67.25" table:style-name="ce16">
            <text:p>67.25</text:p>
          </table:table-cell>
          <table:table-cell office:value-type="float" office:value="60.3" table:style-name="ce16">
            <text:p>60.30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table:style-name="ce16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959999999999994" table:style-name="ce16">
            <text:p>77.96</text:p>
          </table:table-cell>
          <table:table-cell office:value-type="float" office:value="73.53" table:style-name="ce16">
            <text:p>73.53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table:style-name="ce16"/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table:style-name="ce16"/>
          <table:table-cell office:value-type="float" office:value="4.95" table:style-name="ce16">
            <text:p>4.95</text:p>
          </table:table-cell>
          <table:table-cell office:value-type="float" office:value="2.2799999999999998" table:style-name="ce16">
            <text:p>2.28</text:p>
          </table:table-cell>
          <table:table-cell office:value-type="float" office:value="5.67" table:style-name="ce16">
            <text:p>5.67</text:p>
          </table:table-cell>
          <table:table-cell office:value-type="float" office:value="3.01" table:style-name="ce16">
            <text:p>3.01</text:p>
          </table:table-cell>
          <table:table-cell office:value-type="float" office:value="5.29" table:style-name="ce16">
            <text:p>5.29</text:p>
          </table:table-cell>
          <table:table-cell office:value-type="float" office:value="2.6" table:style-name="ce16">
            <text:p>2.60</text:p>
          </table:table-cell>
          <table:table-cell office:value-type="float" office:value="5.67" table:style-name="ce16">
            <text:p>5.67</text:p>
          </table:table-cell>
          <table:table-cell office:value-type="float" office:value="3.01" table:style-name="ce16">
            <text:p>3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table:style-name="ce16"/>
          <table:table-cell office:value-type="float" office:value="80.319999999999993" table:style-name="ce16">
            <text:p>80.32</text:p>
          </table:table-cell>
          <table:table-cell office:value-type="float" office:value="76.48" table:style-name="ce16">
            <text:p>76.48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table:style-name="ce16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table:style-name="ce16"/>
          <table:table-cell office:value-type="float" office:value="70.650000000000006" table:style-name="ce16">
            <text:p>70.65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table:style-name="ce16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table:style-name="ce16"/>
          <table:table-cell office:value-type="float" office:value="80.3" table:style-name="ce16">
            <text:p>80.30</text:p>
          </table:table-cell>
          <table:table-cell office:value-type="float" office:value="76.37" table:style-name="ce16">
            <text:p>76.37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table:style-name="ce16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table:style-name="ce16"/>
          <table:table-cell office:value-type="float" office:value="79.2" table:style-name="ce16">
            <text:p>79.20</text:p>
          </table:table-cell>
          <table:table-cell office:value-type="float" office:value="75.37" table:style-name="ce16">
            <text:p>75.3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table:style-name="ce16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table:style-name="ce16"/>
          <table:table-cell office:value-type="float" office:value="87.23" table:style-name="ce16">
            <text:p>87.23</text:p>
          </table:table-cell>
          <table:table-cell office:value-type="float" office:value="83.04" table:style-name="ce16">
            <text:p>83.04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table:style-name="ce16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table:style-name="ce16"/>
          <table:table-cell office:value-type="float" office:value="88.26" table:style-name="ce16">
            <text:p>88.26</text:p>
          </table:table-cell>
          <table:table-cell office:value-type="float" office:value="84.56" table:style-name="ce16">
            <text:p>84.56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table:style-name="ce16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table:style-name="ce16"/>
          <table:table-cell office:value-type="float" office:value="73.84" table:style-name="ce16">
            <text:p>73.84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2.16" table:style-name="ce16">
            <text:p>72.16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table:style-name="ce16"/>
          <table:table-cell office:value-type="float" office:value="78.34" table:style-name="ce16">
            <text:p>78.34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table:style-name="ce16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table:style-name="ce16"/>
          <table:table-cell office:value-type="float" office:value="83.93" table:style-name="ce16">
            <text:p>83.93</text:p>
          </table:table-cell>
          <table:table-cell office:value-type="float" office:value="79.13" table:style-name="ce16">
            <text:p>79.13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table:style-name="ce16"/>
          <table:table-cell office:value-type="float" office:value="83.47" table:style-name="ce16">
            <text:p>83.47</text:p>
          </table:table-cell>
          <table:table-cell office:value-type="float" office:value="78.91" table:style-name="ce16">
            <text:p>78.91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table:style-name="ce16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6.68" table:style-name="ce16">
            <text:p>86.68</text:p>
          </table:table-cell>
          <table:table-cell office:value-type="float" office:value="84.77" table:style-name="ce16">
            <text:p>84.77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table:style-name="ce16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table:style-name="ce16"/>
          <table:table-cell office:value-type="float" office:value="80.819999999999993" table:style-name="ce16">
            <text:p>80.82</text:p>
          </table:table-cell>
          <table:table-cell office:value-type="float" office:value="78.010000000000005" table:style-name="ce16">
            <text:p>78.01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table:style-name="ce16"/>
          <table:table-cell office:value-type="float" office:value="85.43" table:style-name="ce16">
            <text:p>85.43</text:p>
          </table:table-cell>
          <table:table-cell office:value-type="float" office:value="84.56" table:style-name="ce16">
            <text:p>84.56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table:style-name="ce16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76.989999999999995" table:style-name="ce16">
            <text:p>76.99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table:style-name="ce16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5" table:style-name="ce16">
            <text:p>81.50</text:p>
          </table:table-cell>
          <table:table-cell office:value-type="float" office:value="77.849999999999994" table:style-name="ce16">
            <text:p>77.85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table:style-name="ce16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table:style-name="ce16"/>
          <table:table-cell office:value-type="float" office:value="82.43" table:style-name="ce16">
            <text:p>82.43</text:p>
          </table:table-cell>
          <table:table-cell office:value-type="float" office:value="77.17" table:style-name="ce16">
            <text:p>77.17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table:style-name="ce16"/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table:style-name="ce16"/>
          <table:table-cell office:value-type="float" office:value="7.44" table:style-name="ce16">
            <text:p>7.44</text:p>
          </table:table-cell>
          <table:table-cell office:value-type="float" office:value="1.41" table:style-name="ce16">
            <text:p>1.41</text:p>
          </table:table-cell>
          <table:table-cell office:value-type="float" office:value="8.76" table:style-name="ce16">
            <text:p>8.76</text:p>
          </table:table-cell>
          <table:table-cell office:value-type="float" office:value="2.16" table:style-name="ce16">
            <text:p>2.16</text:p>
          </table:table-cell>
          <table:table-cell office:value-type="float" office:value="8.0399999999999991" table:style-name="ce16">
            <text:p>8.04</text:p>
          </table:table-cell>
          <table:table-cell office:value-type="float" office:value="1.7" table:style-name="ce16">
            <text:p>1.70</text:p>
          </table:table-cell>
          <table:table-cell office:value-type="float" office:value="8.76" table:style-name="ce16">
            <text:p>8.76</text:p>
          </table:table-cell>
          <table:table-cell office:value-type="float" office:value="2.16" table:style-name="ce16">
            <text:p>2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table:style-name="ce16"/>
          <table:table-cell office:value-type="float" office:value="84.12" table:style-name="ce16">
            <text:p>84.12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table:style-name="ce16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table:style-name="ce16"/>
          <table:table-cell office:value-type="float" office:value="82.59" table:style-name="ce16">
            <text:p>82.59</text:p>
          </table:table-cell>
          <table:table-cell office:value-type="float" office:value="77.13" table:style-name="ce16">
            <text:p>77.1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table:style-name="ce16"/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table:style-name="ce16"/>
          <table:table-cell office:value-type="float" office:value="2.82" table:style-name="ce16">
            <text:p>2.82</text:p>
          </table:table-cell>
          <table:table-cell office:value-type="float" office:value="5.57" table:style-name="ce16">
            <text:p>5.57</text:p>
          </table:table-cell>
          <table:table-cell office:value-type="float" office:value="3.36" table:style-name="ce16">
            <text:p>3.36</text:p>
          </table:table-cell>
          <table:table-cell office:value-type="float" office:value="1.34" table:style-name="ce16">
            <text:p>1.34</text:p>
          </table:table-cell>
          <table:table-cell office:value-type="float" office:value="3.07" table:style-name="ce16">
            <text:p>3.07</text:p>
          </table:table-cell>
          <table:table-cell office:value-type="float" office:value="2.16" table:style-name="ce16">
            <text:p>2.16</text:p>
          </table:table-cell>
          <table:table-cell office:value-type="float" office:value="3.36" table:style-name="ce16">
            <text:p>3.36</text:p>
          </table:table-cell>
          <table:table-cell office:value-type="float" office:value="1.34" table:style-name="ce16">
            <text:p>1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table:style-name="ce16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table:style-name="ce16"/>
          <table:table-cell office:value-type="float" office:value="80.650000000000006" table:style-name="ce16">
            <text:p>80.65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table:style-name="ce16"/>
          <table:table-cell office:value-type="float" office:value="84.81" table:style-name="ce16">
            <text:p>84.81</text:p>
          </table:table-cell>
          <table:table-cell office:value-type="float" office:value="79.11" table:style-name="ce16">
            <text:p>79.11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table:style-name="ce16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table:style-name="ce16"/>
          <table:table-cell office:value-type="float" office:value="80.33" table:style-name="ce16">
            <text:p>80.33</text:p>
          </table:table-cell>
          <table:table-cell office:value-type="float" office:value="78.02" table:style-name="ce16">
            <text:p>78.02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table:style-name="ce16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table:style-name="ce16"/>
          <table:table-cell office:value-type="float" office:value="66.42" table:style-name="ce16">
            <text:p>66.42</text:p>
          </table:table-cell>
          <table:table-cell office:value-type="float" office:value="61.79" table:style-name="ce16">
            <text:p>61.79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table:style-name="ce16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table:style-name="ce16"/>
          <table:table-cell office:value-type="float" office:value="74.989999999999995" table:style-name="ce16">
            <text:p>74.99</text:p>
          </table:table-cell>
          <table:table-cell office:value-type="float" office:value="68.36" table:style-name="ce16">
            <text:p>68.36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table:style-name="ce16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9.5" table:style-name="ce16">
            <text:p>79.50</text:p>
          </table:table-cell>
          <table:table-cell office:value-type="float" office:value="75.78" table:style-name="ce16">
            <text:p>75.78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table:style-name="ce16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78.7" table:style-name="ce16">
            <text:p>78.70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table:style-name="ce16"/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table:style-name="ce16"/>
          <table:table-cell office:value-type="float" office:value="2.65" table:style-name="ce16">
            <text:p>2.65</text:p>
          </table:table-cell>
          <table:table-cell office:value-type="float" office:value="4.21" table:style-name="ce16">
            <text:p>4.21</text:p>
          </table:table-cell>
          <table:table-cell office:value-type="float" office:value="3.34" table:style-name="ce16">
            <text:p>3.34</text:p>
          </table:table-cell>
          <table:table-cell office:value-type="float" office:value="2.31" table:style-name="ce16">
            <text:p>2.31</text:p>
          </table:table-cell>
          <table:table-cell office:value-type="float" office:value="2.95" table:style-name="ce16">
            <text:p>2.95</text:p>
          </table:table-cell>
          <table:table-cell office:value-type="float" office:value="2.98" table:style-name="ce16">
            <text:p>2.98</text:p>
          </table:table-cell>
          <table:table-cell office:value-type="float" office:value="3.34" table:style-name="ce16">
            <text:p>3.34</text:p>
          </table:table-cell>
          <table:table-cell office:value-type="float" office:value="2.31" table:style-name="ce16">
            <text:p>2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table:style-name="ce16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table:style-name="ce16"/>
          <table:table-cell office:value-type="float" office:value="88.42" table:style-name="ce16">
            <text:p>88.42</text:p>
          </table:table-cell>
          <table:table-cell office:value-type="float" office:value="84.18" table:style-name="ce16">
            <text:p>84.18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table:style-name="ce16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5.84" table:style-name="ce16">
            <text:p>85.84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table:style-name="ce16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table:style-name="ce16"/>
          <table:table-cell office:value-type="float" office:value="86.71" table:style-name="ce16">
            <text:p>86.71</text:p>
          </table:table-cell>
          <table:table-cell office:value-type="float" office:value="82.98" table:style-name="ce16">
            <text:p>82.98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table:style-name="ce16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4.92" table:style-name="ce16">
            <text:p>74.92</text:p>
          </table:table-cell>
          <table:table-cell office:value-type="float" office:value="66.81" table:style-name="ce16">
            <text:p>66.81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6.2" table:style-name="ce16">
            <text:p>76.20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table:style-name="ce16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table:style-name="ce16"/>
          <table:table-cell office:value-type="float" office:value="72.61" table:style-name="ce16">
            <text:p>72.61</text:p>
          </table:table-cell>
          <table:table-cell office:value-type="float" office:value="65.33" table:style-name="ce16">
            <text:p>65.33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table:style-name="ce16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8.819999999999993" table:style-name="ce16">
            <text:p>78.82</text:p>
          </table:table-cell>
          <table:table-cell office:value-type="float" office:value="74.16" table:style-name="ce16">
            <text:p>74.16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table:style-name="ce16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table:style-name="ce16"/>
          <table:table-cell office:value-type="float" office:value="76.58" table:style-name="ce16">
            <text:p>76.58</text:p>
          </table:table-cell>
          <table:table-cell office:value-type="float" office:value="71.91" table:style-name="ce16">
            <text:p>71.91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table:style-name="ce16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1.540000000000006" table:style-name="ce16">
            <text:p>81.54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table:style-name="ce16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1.69" table:style-name="ce16">
            <text:p>81.69</text:p>
          </table:table-cell>
          <table:table-cell office:value-type="float" office:value="76.569999999999993" table:style-name="ce16">
            <text:p>76.5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table:style-name="ce16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9.47" table:style-name="ce16">
            <text:p>89.47</text:p>
          </table:table-cell>
          <table:table-cell office:value-type="float" office:value="85.63" table:style-name="ce16">
            <text:p>85.63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table:style-name="ce16"/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table:style-name="ce16"/>
          <table:table-cell office:value-type="float" office:value="4.6100000000000003" table:style-name="ce16">
            <text:p>4.61</text:p>
          </table:table-cell>
          <table:table-cell office:value-type="float" office:value="1.92" table:style-name="ce16">
            <text:p>1.92</text:p>
          </table:table-cell>
          <table:table-cell office:value-type="float" office:value="3.7" table:style-name="ce16">
            <text:p>3.70</text:p>
          </table:table-cell>
          <table:table-cell office:value-type="float" office:value="2.16" table:style-name="ce16">
            <text:p>2.16</text:p>
          </table:table-cell>
          <table:table-cell office:value-type="float" office:value="4.0999999999999996" table:style-name="ce16">
            <text:p>4.10</text:p>
          </table:table-cell>
          <table:table-cell office:value-type="float" office:value="2.0299999999999998" table:style-name="ce16">
            <text:p>2.03</text:p>
          </table:table-cell>
          <table:table-cell office:value-type="float" office:value="3.7" table:style-name="ce16">
            <text:p>3.70</text:p>
          </table:table-cell>
          <table:table-cell office:value-type="float" office:value="2.16" table:style-name="ce16">
            <text:p>2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table:style-name="ce16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table:style-name="ce16"/>
          <table:table-cell office:value-type="float" office:value="72.239999999999995" table:style-name="ce16">
            <text:p>72.24</text:p>
          </table:table-cell>
          <table:table-cell office:value-type="float" office:value="70.63" table:style-name="ce16">
            <text:p>70.63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table:style-name="ce16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79.02" table:style-name="ce16">
            <text:p>79.02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table:style-name="ce16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table:style-name="ce16"/>
          <table:table-cell office:value-type="float" office:value="88.34" table:style-name="ce16">
            <text:p>88.34</text:p>
          </table:table-cell>
          <table:table-cell office:value-type="float" office:value="86.03" table:style-name="ce16">
            <text:p>86.03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table:style-name="ce16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2.27" table:style-name="ce16">
            <text:p>72.27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table:style-name="ce16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table:style-name="ce16"/>
          <table:table-cell office:value-type="float" office:value="76.650000000000006" table:style-name="ce16">
            <text:p>76.65</text:p>
          </table:table-cell>
          <table:table-cell office:value-type="float" office:value="74.489999999999995" table:style-name="ce16">
            <text:p>74.49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table:style-name="ce16"/>
          <table:table-cell office:value-type="float" office:value="77.03" table:style-name="ce16">
            <text:p>77.03</text:p>
          </table:table-cell>
          <table:table-cell office:value-type="float" office:value="72.209999999999994" table:style-name="ce16">
            <text:p>72.21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table:style-name="ce16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table:style-name="ce16"/>
          <table:table-cell office:value-type="float" office:value="88.59" table:style-name="ce16">
            <text:p>88.59</text:p>
          </table:table-cell>
          <table:table-cell office:value-type="float" office:value="84.08" table:style-name="ce16">
            <text:p>84.08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table:style-name="ce16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table:style-name="ce16"/>
          <table:table-cell office:value-type="float" office:value="87.38" table:style-name="ce16">
            <text:p>87.38</text:p>
          </table:table-cell>
          <table:table-cell office:value-type="float" office:value="79.91" table:style-name="ce16">
            <text:p>79.91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5" table:style-name="ce16">
            <text:p>77.50</text:p>
          </table:table-cell>
          <table:table-cell office:value-type="float" office:value="73.13" table:style-name="ce16">
            <text:p>73.13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table:style-name="ce16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table:style-name="ce16"/>
          <table:table-cell office:value-type="float" office:value="69.67" table:style-name="ce16">
            <text:p>69.67</text:p>
          </table:table-cell>
          <table:table-cell office:value-type="float" office:value="62.57" table:style-name="ce16">
            <text:p>62.57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4.08" table:style-name="ce16">
            <text:p>84.08</text:p>
          </table:table-cell>
          <table:table-cell office:value-type="float" office:value="77.92" table:style-name="ce16">
            <text:p>77.92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table:style-name="ce16"/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table:style-name="ce16"/>
          <table:table-cell office:value-type="float" office:value="10.24" table:style-name="ce16">
            <text:p>10.24</text:p>
          </table:table-cell>
          <table:table-cell office:value-type="float" office:value="4.21" table:style-name="ce16">
            <text:p>4.21</text:p>
          </table:table-cell>
          <table:table-cell office:value-type="float" office:value="11.17" table:style-name="ce16">
            <text:p>11.17</text:p>
          </table:table-cell>
          <table:table-cell office:value-type="float" office:value="3.24" table:style-name="ce16">
            <text:p>3.24</text:p>
          </table:table-cell>
          <table:table-cell office:value-type="float" office:value="10.69" table:style-name="ce16">
            <text:p>10.69</text:p>
          </table:table-cell>
          <table:table-cell office:value-type="float" office:value="3.67" table:style-name="ce16">
            <text:p>3.67</text:p>
          </table:table-cell>
          <table:table-cell office:value-type="float" office:value="11.17" table:style-name="ce16">
            <text:p>11.17</text:p>
          </table:table-cell>
          <table:table-cell office:value-type="float" office:value="3.24" table:style-name="ce16">
            <text:p>3.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table:style-name="ce16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table:style-name="ce16"/>
          <table:table-cell office:value-type="float" office:value="91.09" table:style-name="ce16">
            <text:p>91.09</text:p>
          </table:table-cell>
          <table:table-cell office:value-type="float" office:value="87.85" table:style-name="ce16">
            <text:p>87.85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table:style-name="ce16"/>
          <table:table-cell office:value-type="float" office:value="78.12" table:style-name="ce16">
            <text:p>78.12</text:p>
          </table:table-cell>
          <table:table-cell office:value-type="float" office:value="78.7" table:style-name="ce16">
            <text:p>78.7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table:style-name="ce16"/>
          <table:table-cell office:value-type="float" office:value="82.53" table:style-name="ce16">
            <text:p>82.53</text:p>
          </table:table-cell>
          <table:table-cell office:value-type="float" office:value="80.64" table:style-name="ce16">
            <text:p>80.64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table:style-name="ce16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table:style-name="ce16"/>
          <table:table-cell office:value-type="float" office:value="87.3" table:style-name="ce16">
            <text:p>87.30</text:p>
          </table:table-cell>
          <table:table-cell office:value-type="float" office:value="84.67" table:style-name="ce16">
            <text:p>84.67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table:style-name="ce16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table:style-name="ce16"/>
          <table:table-cell office:value-type="float" office:value="94.08" table:style-name="ce16">
            <text:p>94.08</text:p>
          </table:table-cell>
          <table:table-cell office:value-type="float" office:value="93.2" table:style-name="ce16">
            <text:p>93.20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table:style-name="ce16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table:style-name="ce16"/>
          <table:table-cell office:value-type="float" office:value="53.72" table:style-name="ce16">
            <text:p>53.72</text:p>
          </table:table-cell>
          <table:table-cell office:value-type="float" office:value="46.74" table:style-name="ce16">
            <text:p>46.74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table:style-name="ce16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table:style-name="ce16"/>
          <table:table-cell office:value-type="float" office:value="75.02" table:style-name="ce16">
            <text:p>75.02</text:p>
          </table:table-cell>
          <table:table-cell office:value-type="float" office:value="69.260000000000005" table:style-name="ce16">
            <text:p>69.26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table:style-name="ce16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table:style-name="ce16"/>
          <table:table-cell office:value-type="float" office:value="48.92" table:style-name="ce16">
            <text:p>48.92</text:p>
          </table:table-cell>
          <table:table-cell office:value-type="float" office:value="42.37" table:style-name="ce16">
            <text:p>42.37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table:style-name="ce16"/>
          <table:table-cell office:value-type="float" office:value="80.23" table:style-name="ce16">
            <text:p>80.23</text:p>
          </table:table-cell>
          <table:table-cell office:value-type="float" office:value="77.88" table:style-name="ce16">
            <text:p>77.88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table:style-name="ce16"/>
          <table:table-cell office:value-type="float" office:value="65.27" table:style-name="ce16">
            <text:p>65.27</text:p>
          </table:table-cell>
          <table:table-cell office:value-type="float" office:value="65.11" table:style-name="ce16">
            <text:p>65.11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table:style-name="ce16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table:style-name="ce16"/>
          <table:table-cell office:value-type="float" office:value="33.229999999999997" table:style-name="ce16">
            <text:p>33.23</text:p>
          </table:table-cell>
          <table:table-cell office:value-type="float" office:value="31.08" table:style-name="ce16">
            <text:p>31.08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table:style-name="ce16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67.84" table:style-name="ce16">
            <text:p>67.84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table:style-name="ce16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table:style-name="ce16"/>
          <table:table-cell office:value-type="float" office:value="57.03" table:style-name="ce16">
            <text:p>57.03</text:p>
          </table:table-cell>
          <table:table-cell office:value-type="float" office:value="45.7" table:style-name="ce16">
            <text:p>45.70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table:style-name="ce16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table:style-name="ce16"/>
          <table:table-cell office:value-type="float" office:value="68.34" table:style-name="ce16">
            <text:p>68.34</text:p>
          </table:table-cell>
          <table:table-cell office:value-type="float" office:value="62.35" table:style-name="ce16">
            <text:p>62.35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table:style-name="ce16"/>
          <table:table-cell office:value-type="float" office:value="88.02" table:style-name="ce16">
            <text:p>88.02</text:p>
          </table:table-cell>
          <table:table-cell office:value-type="float" office:value="84.05" table:style-name="ce16">
            <text:p>84.05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table:style-name="ce16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7.13" table:style-name="ce16">
            <text:p>87.13</text:p>
          </table:table-cell>
          <table:table-cell office:value-type="float" office:value="83.32" table:style-name="ce16">
            <text:p>83.32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table:style-name="ce16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table:style-name="ce16"/>
          <table:table-cell office:value-type="float" office:value="73.78" table:style-name="ce16">
            <text:p>73.78</text:p>
          </table:table-cell>
          <table:table-cell office:value-type="float" office:value="65.55" table:style-name="ce16">
            <text:p>65.55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table:style-name="ce16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table:style-name="ce16"/>
          <table:table-cell office:value-type="float" office:value="81.37" table:style-name="ce16">
            <text:p>81.37</text:p>
          </table:table-cell>
          <table:table-cell office:value-type="float" office:value="77.41" table:style-name="ce16">
            <text:p>77.41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table:style-name="ce16"/>
          <table:table-cell office:value-type="float" office:value="72.19" table:style-name="ce16">
            <text:p>72.19</text:p>
          </table:table-cell>
          <table:table-cell office:value-type="float" office:value="66.8" table:style-name="ce16">
            <text:p>66.80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table:style-name="ce16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table:style-name="ce16"/>
          <table:table-cell office:value-type="float" office:value="84.47" table:style-name="ce16">
            <text:p>84.47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6.14" table:style-name="ce16">
            <text:p>86.14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table:style-name="ce16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table:style-name="ce16"/>
          <table:table-cell office:value-type="float" office:value="83.34" table:style-name="ce16">
            <text:p>83.34</text:p>
          </table:table-cell>
          <table:table-cell office:value-type="float" office:value="79.41" table:style-name="ce16">
            <text:p>79.41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table:style-name="ce16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table:style-name="ce16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table:style-name="ce16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table:style-name="ce16"/>
          <table:table-cell office:value-type="float" office:value="84.13" table:style-name="ce16">
            <text:p>84.13</text:p>
          </table:table-cell>
          <table:table-cell office:value-type="float" office:value="84.02" table:style-name="ce16">
            <text:p>84.02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table:style-name="ce16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table:style-name="ce16"/>
          <table:table-cell office:value-type="float" office:value="85.9" table:style-name="ce16">
            <text:p>85.90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table:style-name="ce16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table:style-name="ce16"/>
          <table:table-cell office:value-type="float" office:value="89.03" table:style-name="ce16">
            <text:p>89.03</text:p>
          </table:table-cell>
          <table:table-cell office:value-type="float" office:value="84.53" table:style-name="ce16">
            <text:p>84.53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table:style-name="ce16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table:style-name="ce16"/>
          <table:table-cell office:value-type="float" office:value="83.19" table:style-name="ce16">
            <text:p>83.19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table:style-name="ce16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table:style-name="ce16"/>
          <table:table-cell office:value-type="float" office:value="82.92" table:style-name="ce16">
            <text:p>82.92</text:p>
          </table:table-cell>
          <table:table-cell office:value-type="float" office:value="80" table:style-name="ce16">
            <text:p>80.00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table:style-name="ce16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table:style-name="ce16"/>
          <table:table-cell office:value-type="float" office:value="88.09" table:style-name="ce16">
            <text:p>88.09</text:p>
          </table:table-cell>
          <table:table-cell office:value-type="float" office:value="86.93" table:style-name="ce16">
            <text:p>86.93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table:style-name="ce16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table:style-name="ce16"/>
          <table:table-cell office:value-type="float" office:value="82.33" table:style-name="ce16">
            <text:p>82.33</text:p>
          </table:table-cell>
          <table:table-cell office:value-type="float" office:value="78.400000000000006" table:style-name="ce16">
            <text:p>78.40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table:style-name="ce16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table:style-name="ce16"/>
          <table:table-cell office:value-type="float" office:value="88.32" table:style-name="ce16">
            <text:p>88.32</text:p>
          </table:table-cell>
          <table:table-cell office:value-type="float" office:value="82.8" table:style-name="ce16">
            <text:p>82.80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table:style-name="ce16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70.12" table:style-name="ce16">
            <text:p>70.12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table:style-name="ce16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table:style-name="ce16"/>
          <table:table-cell office:value-type="float" office:value="57.58" table:style-name="ce16">
            <text:p>57.58</text:p>
          </table:table-cell>
          <table:table-cell office:value-type="float" office:value="54.48" table:style-name="ce16">
            <text:p>54.48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table:style-name="ce16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table:style-name="ce16"/>
          <table:table-cell office:value-type="float" office:value="79.349999999999994" table:style-name="ce16">
            <text:p>79.35</text:p>
          </table:table-cell>
          <table:table-cell office:value-type="float" office:value="74.38" table:style-name="ce16">
            <text:p>74.3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table:style-name="ce16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table:style-name="ce16"/>
          <table:table-cell office:value-type="float" office:value="87.07" table:style-name="ce16">
            <text:p>87.07</text:p>
          </table:table-cell>
          <table:table-cell office:value-type="float" office:value="82.27" table:style-name="ce16">
            <text:p>82.27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table:style-name="ce16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table:style-name="ce16"/>
          <table:table-cell office:value-type="float" office:value="79.63" table:style-name="ce16">
            <text:p>79.63</text:p>
          </table:table-cell>
          <table:table-cell office:value-type="float" office:value="78.66" table:style-name="ce16">
            <text:p>78.66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table:style-name="ce16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7.7" table:style-name="ce16">
            <text:p>87.70</text:p>
          </table:table-cell>
          <table:table-cell office:value-type="float" office:value="82.92" table:style-name="ce16">
            <text:p>82.92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table:style-name="ce16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table:style-name="ce16"/>
          <table:table-cell office:value-type="float" office:value="64.489999999999995" table:style-name="ce16">
            <text:p>64.49</text:p>
          </table:table-cell>
          <table:table-cell office:value-type="float" office:value="57.42" table:style-name="ce16">
            <text:p>57.42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95" table:style-name="ce16">
            <text:p>86.95</text:p>
          </table:table-cell>
          <table:table-cell office:value-type="float" office:value="83.91" table:style-name="ce16">
            <text:p>83.91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table:style-name="ce16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5.45" table:style-name="ce16">
            <text:p>85.45</text:p>
          </table:table-cell>
          <table:table-cell office:value-type="float" office:value="80.349999999999994" table:style-name="ce16">
            <text:p>80.35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table:style-name="ce16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table:style-name="ce16"/>
          <table:table-cell office:value-type="float" office:value="81.06" table:style-name="ce16">
            <text:p>81.06</text:p>
          </table:table-cell>
          <table:table-cell office:value-type="float" office:value="76.959999999999994" table:style-name="ce16">
            <text:p>76.96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table:style-name="ce16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table:style-name="ce16"/>
          <table:table-cell office:value-type="float" office:value="83.14" table:style-name="ce16">
            <text:p>83.14</text:p>
          </table:table-cell>
          <table:table-cell office:value-type="float" office:value="79.19" table:style-name="ce16">
            <text:p>79.19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table:style-name="ce16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table:style-name="ce16"/>
          <table:table-cell office:value-type="float" office:value="31.82" table:style-name="ce16">
            <text:p>31.82</text:p>
          </table:table-cell>
          <table:table-cell office:value-type="float" office:value="27.59" table:style-name="ce16">
            <text:p>27.5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table:style-name="ce16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table:style-name="ce16"/>
          <table:table-cell office:value-type="float" office:value="58.04" table:style-name="ce16">
            <text:p>58.04</text:p>
          </table:table-cell>
          <table:table-cell office:value-type="float" office:value="54.36" table:style-name="ce16">
            <text:p>54.36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table:style-name="ce16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table:style-name="ce16"/>
          <table:table-cell office:value-type="float" office:value="75.78" table:style-name="ce16">
            <text:p>75.78</text:p>
          </table:table-cell>
          <table:table-cell office:value-type="float" office:value="74.83" table:style-name="ce16">
            <text:p>74.83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table:style-name="ce16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table:style-name="ce16"/>
          <table:table-cell office:value-type="float" office:value="65.48" table:style-name="ce16">
            <text:p>65.48</text:p>
          </table:table-cell>
          <table:table-cell office:value-type="float" office:value="64.44" table:style-name="ce16">
            <text:p>64.44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table:style-name="ce16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table:style-name="ce16"/>
          <table:table-cell office:value-type="float" office:value="75.209999999999994" table:style-name="ce16">
            <text:p>75.21</text:p>
          </table:table-cell>
          <table:table-cell office:value-type="float" office:value="73.599999999999994" table:style-name="ce16">
            <text:p>73.60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table:style-name="ce16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table:style-name="ce16"/>
          <table:table-cell office:value-type="float" office:value="57.37" table:style-name="ce16">
            <text:p>57.37</text:p>
          </table:table-cell>
          <table:table-cell office:value-type="float" office:value="56.65" table:style-name="ce16">
            <text:p>56.65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table:style-name="ce16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table:style-name="ce16"/>
          <table:table-cell office:value-type="float" office:value="64.959999999999994" table:style-name="ce16">
            <text:p>64.96</text:p>
          </table:table-cell>
          <table:table-cell office:value-type="float" office:value="63.53" table:style-name="ce16">
            <text:p>63.53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table:style-name="ce16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table:style-name="ce16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table:style-name="ce16"/>
          <table:table-cell office:value-type="float" office:value="88.37" table:style-name="ce16">
            <text:p>88.37</text:p>
          </table:table-cell>
          <table:table-cell office:value-type="float" office:value="87.41" table:style-name="ce16">
            <text:p>87.41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table:style-name="ce16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table:style-name="ce16"/>
          <table:table-cell office:value-type="float" office:value="78.2" table:style-name="ce16">
            <text:p>78.20</text:p>
          </table:table-cell>
          <table:table-cell office:value-type="float" office:value="75.13" table:style-name="ce16">
            <text:p>75.13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4.11" table:style-name="ce16">
            <text:p>74.11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table:style-name="ce16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table:style-name="ce16"/>
          <table:table-cell office:value-type="float" office:value="59.8" table:style-name="ce16">
            <text:p>59.80</text:p>
          </table:table-cell>
          <table:table-cell office:value-type="float" office:value="55.92" table:style-name="ce16">
            <text:p>55.92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table:style-name="ce16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table:style-name="ce16"/>
          <table:table-cell office:value-type="float" office:value="57.77" table:style-name="ce16">
            <text:p>57.77</text:p>
          </table:table-cell>
          <table:table-cell office:value-type="float" office:value="54.9" table:style-name="ce16">
            <text:p>54.9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table:style-name="ce16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table:style-name="ce16"/>
          <table:table-cell office:value-type="float" office:value="63.11" table:style-name="ce16">
            <text:p>63.11</text:p>
          </table:table-cell>
          <table:table-cell office:value-type="float" office:value="56.69" table:style-name="ce16">
            <text:p>56.6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table:style-name="ce16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table:style-name="ce16"/>
          <table:table-cell office:value-type="float" office:value="75.95" table:style-name="ce16">
            <text:p>75.95</text:p>
          </table:table-cell>
          <table:table-cell office:value-type="float" office:value="69.45" table:style-name="ce16">
            <text:p>69.45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table:number-columns-repeated="16357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85535087719293301" table:formula="of:=AVERAGE([.B4:.B117])-AVERAGE([.C4:.C117])" table:style-name="ce17">
            <text:p>0.86</text:p>
          </table:table-cell>
          <table:table-cell office:value-type="float" office:value="-0.85535087719293301" table:formula="of:=AVERAGE([.C4:.C117])-AVERAGE([.B4:.B117])" table:style-name="ce17">
            <text:p>-0.86</text:p>
          </table:table-cell>
          <table:table-cell office:value-type="float" office:value="0.85535087719293301" table:formula="of:=AVERAGE([.D4:.D117])-AVERAGE([.E4:.E117])" table:style-name="ce17">
            <text:p>0.86</text:p>
          </table:table-cell>
          <table:table-cell office:value-type="float" office:value="-0.85535087719293301" table:formula="of:=AVERAGE([.E4:.E117])-AVERAGE([.D4:.D117])" table:style-name="ce17">
            <text:p>-0.86</text:p>
          </table:table-cell>
          <table:table-cell office:value-type="float" office:value="0.85535087719293301" table:formula="of:=AVERAGE([.F4:.F117])-AVERAGE([.G4:.G117])" table:style-name="ce17">
            <text:p>0.86</text:p>
          </table:table-cell>
          <table:table-cell office:value-type="float" office:value="-0.85535087719293301" table:formula="of:=AVERAGE([.G4:.G117])-AVERAGE([.F4:.F117])" table:style-name="ce17">
            <text:p>-0.86</text:p>
          </table:table-cell>
          <table:table-cell office:value-type="float" office:value="0.85535087719293301" table:formula="of:=AVERAGE([.H4:.H117])-AVERAGE([.I4:.I117])" table:style-name="ce17">
            <text:p>0.86</text:p>
          </table:table-cell>
          <table:table-cell office:value-type="float" office:value="-0.85535087719293301" table:formula="of:=AVERAGE([.I4:.I117])-AVERAGE([.H4:.H117])" table:style-name="ce17">
            <text:p>-0.86</text:p>
          </table:table-cell>
          <table:table-cell table:style-name="ce1"/>
          <table:table-cell office:value-type="float" office:value="1.4761403508772304" table:formula="of:=AVERAGE([.K4:.K117])-AVERAGE([.L4:.L117])" table:style-name="ce17">
            <text:p>1.48</text:p>
          </table:table-cell>
          <table:table-cell office:value-type="float" office:value="-1.4761403508772304" table:formula="of:=AVERAGE([.L4:.L117])-AVERAGE([.K4:.K117])" table:style-name="ce17">
            <text:p>-1.48</text:p>
          </table:table-cell>
          <table:table-cell office:value-type="float" office:value="1.4761403508772304" table:formula="of:=AVERAGE([.M4:.M117])-AVERAGE([.N4:.N117])" table:style-name="ce17">
            <text:p>1.48</text:p>
          </table:table-cell>
          <table:table-cell office:value-type="float" office:value="-1.4761403508772304" table:formula="of:=AVERAGE([.N4:.N117])-AVERAGE([.M4:.M117])" table:style-name="ce17">
            <text:p>-1.48</text:p>
          </table:table-cell>
          <table:table-cell office:value-type="float" office:value="1.4761403508772304" table:formula="of:=AVERAGE([.O4:.O117])-AVERAGE([.P4:.P117])" table:style-name="ce17">
            <text:p>1.48</text:p>
          </table:table-cell>
          <table:table-cell office:value-type="float" office:value="-1.4761403508772304" table:formula="of:=AVERAGE([.P4:.P117])-AVERAGE([.O4:.O117])" table:style-name="ce17">
            <text:p>-1.48</text:p>
          </table:table-cell>
          <table:table-cell office:value-type="float" office:value="1.4761403508772304" table:formula="of:=AVERAGE([.Q4:.Q117])-AVERAGE([.R4:.R117])" table:style-name="ce17">
            <text:p>1.48</text:p>
          </table:table-cell>
          <table:table-cell office:value-type="float" office:value="-1.4761403508772304" table:formula="of:=AVERAGE([.R4:.R117])-AVERAGE([.Q4:.Q117])" table:style-name="ce17">
            <text:p>-1.48</text:p>
          </table:table-cell>
          <table:table-cell table:style-name="ce1"/>
          <table:table-cell office:value-type="float" office:value="3.850350877193037" table:formula="of:=AVERAGE([.T4:.T117])-AVERAGE([.U4:.U117])" table:style-name="ce17">
            <text:p>3.85</text:p>
          </table:table-cell>
          <table:table-cell office:value-type="float" office:value="-3.850350877193037" table:formula="of:=AVERAGE([.U4:.U117])-AVERAGE([.T4:.T117])" table:style-name="ce17">
            <text:p>-3.85</text:p>
          </table:table-cell>
          <table:table-cell office:value-type="float" office:value="4.0665789473684413" table:formula="of:=AVERAGE([.V4:.V117])-AVERAGE([.W4:.W117])" table:style-name="ce17">
            <text:p>4.07</text:p>
          </table:table-cell>
          <table:table-cell office:value-type="float" office:value="-4.0665789473684413" table:formula="of:=AVERAGE([.W4:.W117])-AVERAGE([.V4:.V117])" table:style-name="ce17">
            <text:p>-4.07</text:p>
          </table:table-cell>
          <table:table-cell office:value-type="float" office:value="3.9728947368420933" table:formula="of:=AVERAGE([.X4:.X117])-AVERAGE([.Y4:.Y117])" table:style-name="ce17">
            <text:p>3.97</text:p>
          </table:table-cell>
          <table:table-cell office:value-type="float" office:value="-3.9728947368420933" table:formula="of:=AVERAGE([.Y4:.Y117])-AVERAGE([.X4:.X117])" table:style-name="ce17">
            <text:p>-3.97</text:p>
          </table:table-cell>
          <table:table-cell office:value-type="float" office:value="4.0665789473684413" table:formula="of:=AVERAGE([.Z4:.Z117])-AVERAGE([.AA4:.AA117])" table:style-name="ce17">
            <text:p>4.07</text:p>
          </table:table-cell>
          <table:table-cell office:value-type="float" office:value="-4.0665789473684413" table:formula="of:=AVERAGE([.AA4:.AA117])-AVERAGE([.Z4:.Z117])" table:style-name="ce17">
            <text:p>-4.0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(x1/y1) - (x2/y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x = Sum of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y = Number of Languages</text:p>
          </table:table-cell>
          <table:table-cell table:number-columns-repeated="16383" table:style-name="ce1"/>
        </table:table-row>
        <table:table-row table:number-rows-repeated="1048454" table:style-name="ro4">
          <table:table-cell table:number-columns-repeated="16384"/>
        </table:table-row>
      </table:table>
      <table:table table:name="Transition_Results" table:style-name="ta1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6"/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5.37" table:style-name="ce16">
            <text:p>75.37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6"/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6"/>
          <table:table-cell office:value-type="float" office:value="60.31" table:style-name="ce16">
            <text:p>60.31</text:p>
          </table:table-cell>
          <table:table-cell office:value-type="float" office:value="53.41" table:style-name="ce16">
            <text:p>53.41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6"/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0.88" table:style-name="ce16">
            <text:p>70.88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table:style-name="ce16"/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table:style-name="ce16"/>
          <table:table-cell office:value-type="float" office:value="11.45" table:style-name="ce16">
            <text:p>11.45</text:p>
          </table:table-cell>
          <table:table-cell office:value-type="float" office:value="2.79" table:style-name="ce16">
            <text:p>2.79</text:p>
          </table:table-cell>
          <table:table-cell office:value-type="float" office:value="12.79" table:style-name="ce16">
            <text:p>12.79</text:p>
          </table:table-cell>
          <table:table-cell office:value-type="float" office:value="3.37" table:style-name="ce16">
            <text:p>3.37</text:p>
          </table:table-cell>
          <table:table-cell office:value-type="float" office:value="12.08" table:style-name="ce16">
            <text:p>12.08</text:p>
          </table:table-cell>
          <table:table-cell office:value-type="float" office:value="3.05" table:style-name="ce16">
            <text:p>3.05</text:p>
          </table:table-cell>
          <table:table-cell office:value-type="float" office:value="12.79" table:style-name="ce16">
            <text:p>12.79</text:p>
          </table:table-cell>
          <table:table-cell office:value-type="float" office:value="3.37" table:style-name="ce16">
            <text:p>3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9.17" table:style-name="ce16">
            <text:p>79.17</text:p>
          </table:table-cell>
          <table:table-cell office:value-type="float" office:value="75.260000000000005" table:style-name="ce16">
            <text:p>75.26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6"/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5.52" table:style-name="ce16">
            <text:p>65.52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6"/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6"/>
          <table:table-cell office:value-type="float" office:value="73.77" table:style-name="ce16">
            <text:p>73.77</text:p>
          </table:table-cell>
          <table:table-cell office:value-type="float" office:value="72.06" table:style-name="ce16">
            <text:p>72.06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6"/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7.12" table:style-name="ce16">
            <text:p>77.12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6"/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6"/>
          <table:table-cell office:value-type="float" office:value="87.05" table:style-name="ce16">
            <text:p>87.05</text:p>
          </table:table-cell>
          <table:table-cell office:value-type="float" office:value="83.19" table:style-name="ce16">
            <text:p>83.19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6"/>
          <table:table-cell office:value-type="float" office:value="87.17" table:style-name="ce16">
            <text:p>87.17</text:p>
          </table:table-cell>
          <table:table-cell office:value-type="float" office:value="83.85" table:style-name="ce16">
            <text:p>83.85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6"/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6"/>
          <table:table-cell office:value-type="float" office:value="70.209999999999994" table:style-name="ce16">
            <text:p>70.21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6"/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6"/>
          <table:table-cell office:value-type="float" office:value="70.19" table:style-name="ce16">
            <text:p>70.19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6"/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6"/>
          <table:table-cell office:value-type="float" office:value="77.94" table:style-name="ce16">
            <text:p>77.94</text:p>
          </table:table-cell>
          <table:table-cell office:value-type="float" office:value="75.64" table:style-name="ce16">
            <text:p>75.6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6"/>
          <table:table-cell office:value-type="float" office:value="82.55" table:style-name="ce16">
            <text:p>82.5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6"/>
          <table:table-cell office:value-type="float" office:value="81.17" table:style-name="ce16">
            <text:p>81.17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6"/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6"/>
          <table:table-cell office:value-type="float" office:value="86.43" table:style-name="ce16">
            <text:p>86.43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77.44" table:style-name="ce16">
            <text:p>77.44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6"/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84.2" table:style-name="ce16">
            <text:p>84.20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6"/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6"/>
          <table:table-cell office:value-type="float" office:value="78.290000000000006" table:style-name="ce16">
            <text:p>78.29</text:p>
          </table:table-cell>
          <table:table-cell office:value-type="float" office:value="73.209999999999994" table:style-name="ce16">
            <text:p>73.21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6"/>
          <table:table-cell office:value-type="float" office:value="79.66" table:style-name="ce16">
            <text:p>79.66</text:p>
          </table:table-cell>
          <table:table-cell office:value-type="float" office:value="75.709999999999994" table:style-name="ce16">
            <text:p>75.71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6"/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6"/>
          <table:table-cell office:value-type="float" office:value="80.28" table:style-name="ce16">
            <text:p>80.28</text:p>
          </table:table-cell>
          <table:table-cell office:value-type="float" office:value="75.209999999999994" table:style-name="ce16">
            <text:p>75.21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table:style-name="ce16"/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table:style-name="ce16"/>
          <table:table-cell office:value-type="float" office:value="10.55" table:style-name="ce16">
            <text:p>10.55</text:p>
          </table:table-cell>
          <table:table-cell office:value-type="float" office:value="0.13" table:style-name="ce16">
            <text:p>0.13</text:p>
          </table:table-cell>
          <table:table-cell office:value-type="float" office:value="12.43" table:style-name="ce16">
            <text:p>12.43</text:p>
          </table:table-cell>
          <table:table-cell office:value-type="float" office:value="0.17" table:style-name="ce16">
            <text:p>0.17</text:p>
          </table:table-cell>
          <table:table-cell office:value-type="float" office:value="11.41" table:style-name="ce16">
            <text:p>11.41</text:p>
          </table:table-cell>
          <table:table-cell office:value-type="float" office:value="0.15" table:style-name="ce16">
            <text:p>0.15</text:p>
          </table:table-cell>
          <table:table-cell office:value-type="float" office:value="12.43" table:style-name="ce16">
            <text:p>12.43</text:p>
          </table:table-cell>
          <table:table-cell office:value-type="float" office:value="0.17" table:style-name="ce16">
            <text:p>0.1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6"/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6"/>
          <table:table-cell office:value-type="float" office:value="83.64" table:style-name="ce16">
            <text:p>83.64</text:p>
          </table:table-cell>
          <table:table-cell office:value-type="float" office:value="80.11" table:style-name="ce16">
            <text:p>80.11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6"/>
          <table:table-cell office:value-type="float" office:value="80.95" table:style-name="ce16">
            <text:p>80.95</text:p>
          </table:table-cell>
          <table:table-cell office:value-type="float" office:value="76.39" table:style-name="ce16">
            <text:p>76.39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table:style-name="ce16"/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table:style-name="ce16"/>
          <table:table-cell office:value-type="float" office:value="11.8" table:style-name="ce16">
            <text:p>11.80</text:p>
          </table:table-cell>
          <table:table-cell office:value-type="float" office:value="0.13" table:style-name="ce16">
            <text:p>0.13</text:p>
          </table:table-cell>
          <table:table-cell office:value-type="float" office:value="14.07" table:style-name="ce16">
            <text:p>14.07</text:p>
          </table:table-cell>
          <table:table-cell office:value-type="float" office:value="0.17" table:style-name="ce16">
            <text:p>0.17</text:p>
          </table:table-cell>
          <table:table-cell office:value-type="float" office:value="12.84" table:style-name="ce16">
            <text:p>12.84</text:p>
          </table:table-cell>
          <table:table-cell office:value-type="float" office:value="0.15" table:style-name="ce16">
            <text:p>0.15</text:p>
          </table:table-cell>
          <table:table-cell office:value-type="float" office:value="14.07" table:style-name="ce16">
            <text:p>14.07</text:p>
          </table:table-cell>
          <table:table-cell office:value-type="float" office:value="0.17" table:style-name="ce16">
            <text:p>0.1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6"/>
          <table:table-cell office:value-type="float" office:value="79.41" table:style-name="ce16">
            <text:p>79.41</text:p>
          </table:table-cell>
          <table:table-cell office:value-type="float" office:value="74.41" table:style-name="ce16">
            <text:p>74.4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6"/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77.349999999999994" table:style-name="ce16">
            <text:p>77.35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6"/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6"/>
          <table:table-cell office:value-type="float" office:value="79.95" table:style-name="ce16">
            <text:p>79.95</text:p>
          </table:table-cell>
          <table:table-cell office:value-type="float" office:value="77.489999999999995" table:style-name="ce16">
            <text:p>77.4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6"/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6"/>
          <table:table-cell office:value-type="float" office:value="62.58" table:style-name="ce16">
            <text:p>62.58</text:p>
          </table:table-cell>
          <table:table-cell office:value-type="float" office:value="58.62" table:style-name="ce16">
            <text:p>58.62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6"/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6"/>
          <table:table-cell office:value-type="float" office:value="73.22" table:style-name="ce16">
            <text:p>73.22</text:p>
          </table:table-cell>
          <table:table-cell office:value-type="float" office:value="67.180000000000007" table:style-name="ce16">
            <text:p>67.18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6"/>
          <table:table-cell office:value-type="float" office:value="78.680000000000007" table:style-name="ce16">
            <text:p>78.68</text:p>
          </table:table-cell>
          <table:table-cell office:value-type="float" office:value="75.39" table:style-name="ce16">
            <text:p>75.39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6"/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6"/>
          <table:table-cell office:value-type="float" office:value="79.28" table:style-name="ce16">
            <text:p>79.28</text:p>
          </table:table-cell>
          <table:table-cell office:value-type="float" office:value="78.260000000000005" table:style-name="ce16">
            <text:p>78.26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table:style-name="ce16"/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table:style-name="ce16"/>
          <table:table-cell office:value-type="float" office:value="6.67" table:style-name="ce16">
            <text:p>6.67</text:p>
          </table:table-cell>
          <table:table-cell office:value-type="float" office:value="3.33" table:style-name="ce16">
            <text:p>3.33</text:p>
          </table:table-cell>
          <table:table-cell office:value-type="float" office:value="8.43" table:style-name="ce16">
            <text:p>8.43</text:p>
          </table:table-cell>
          <table:table-cell office:value-type="float" office:value="2.09" table:style-name="ce16">
            <text:p>2.09</text:p>
          </table:table-cell>
          <table:table-cell office:value-type="float" office:value="7.45" table:style-name="ce16">
            <text:p>7.45</text:p>
          </table:table-cell>
          <table:table-cell office:value-type="float" office:value="2.57" table:style-name="ce16">
            <text:p>2.57</text:p>
          </table:table-cell>
          <table:table-cell office:value-type="float" office:value="8.43" table:style-name="ce16">
            <text:p>8.43</text:p>
          </table:table-cell>
          <table:table-cell office:value-type="float" office:value="2.09" table:style-name="ce16">
            <text:p>2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6"/>
          <table:table-cell office:value-type="float" office:value="87.41" table:style-name="ce16">
            <text:p>87.41</text:p>
          </table:table-cell>
          <table:table-cell office:value-type="float" office:value="83.33" table:style-name="ce16">
            <text:p>83.33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6"/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6"/>
          <table:table-cell office:value-type="float" office:value="83.15" table:style-name="ce16">
            <text:p>83.15</text:p>
          </table:table-cell>
          <table:table-cell office:value-type="float" office:value="77.98" table:style-name="ce16">
            <text:p>77.98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6"/>
          <table:table-cell office:value-type="float" office:value="85.97" table:style-name="ce16">
            <text:p>85.97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6"/>
          <table:table-cell office:value-type="float" office:value="72.78" table:style-name="ce16">
            <text:p>72.78</text:p>
          </table:table-cell>
          <table:table-cell office:value-type="float" office:value="64.069999999999993" table:style-name="ce16">
            <text:p>64.07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6"/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6"/>
          <table:table-cell office:value-type="float" office:value="69" table:style-name="ce16">
            <text:p>69.00</text:p>
          </table:table-cell>
          <table:table-cell office:value-type="float" office:value="63.24" table:style-name="ce16">
            <text:p>63.24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6"/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6"/>
          <table:table-cell office:value-type="float" office:value="78.569999999999993" table:style-name="ce16">
            <text:p>78.57</text:p>
          </table:table-cell>
          <table:table-cell office:value-type="float" office:value="73.27" table:style-name="ce16">
            <text:p>73.27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6"/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6"/>
          <table:table-cell office:value-type="float" office:value="72.040000000000006" table:style-name="ce16">
            <text:p>72.04</text:p>
          </table:table-cell>
          <table:table-cell office:value-type="float" office:value="67.400000000000006" table:style-name="ce16">
            <text:p>67.40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6"/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6"/>
          <table:table-cell office:value-type="float" office:value="82.66" table:style-name="ce16">
            <text:p>82.66</text:p>
          </table:table-cell>
          <table:table-cell office:value-type="float" office:value="79.75" table:style-name="ce16">
            <text:p>79.75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6"/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6"/>
          <table:table-cell office:value-type="float" office:value="80.62" table:style-name="ce16">
            <text:p>80.62</text:p>
          </table:table-cell>
          <table:table-cell office:value-type="float" office:value="74.069999999999993" table:style-name="ce16">
            <text:p>74.07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6"/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6"/>
          <table:table-cell office:value-type="float" office:value="86.02" table:style-name="ce16">
            <text:p>86.02</text:p>
          </table:table-cell>
          <table:table-cell office:value-type="float" office:value="84.96" table:style-name="ce16">
            <text:p>84.96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table:style-name="ce16"/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table:style-name="ce16"/>
          <table:table-cell office:value-type="float" office:value="2.11" table:style-name="ce16">
            <text:p>2.11</text:p>
          </table:table-cell>
          <table:table-cell office:value-type="float" office:value="0.85" table:style-name="ce16">
            <text:p>0.85</text:p>
          </table:table-cell>
          <table:table-cell office:value-type="float" office:value="2.19" table:style-name="ce16">
            <text:p>2.19</text:p>
          </table:table-cell>
          <table:table-cell office:value-type="float" office:value="0.64" table:style-name="ce16">
            <text:p>0.64</text:p>
          </table:table-cell>
          <table:table-cell office:value-type="float" office:value="2.15" table:style-name="ce16">
            <text:p>2.15</text:p>
          </table:table-cell>
          <table:table-cell office:value-type="float" office:value="0.73" table:style-name="ce16">
            <text:p>0.73</text:p>
          </table:table-cell>
          <table:table-cell office:value-type="float" office:value="2.19" table:style-name="ce16">
            <text:p>2.19</text:p>
          </table:table-cell>
          <table:table-cell office:value-type="float" office:value="0.64" table:style-name="ce16">
            <text:p>0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6"/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6"/>
          <table:table-cell office:value-type="float" office:value="65.33" table:style-name="ce16">
            <text:p>65.33</text:p>
          </table:table-cell>
          <table:table-cell office:value-type="float" office:value="65.92" table:style-name="ce16">
            <text:p>65.92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6"/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6"/>
          <table:table-cell office:value-type="float" office:value="78.58" table:style-name="ce16">
            <text:p>78.58</text:p>
          </table:table-cell>
          <table:table-cell office:value-type="float" office:value="74.16" table:style-name="ce16">
            <text:p>74.16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6"/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6"/>
          <table:table-cell office:value-type="float" office:value="87.91" table:style-name="ce16">
            <text:p>87.91</text:p>
          </table:table-cell>
          <table:table-cell office:value-type="float" office:value="87.65" table:style-name="ce16">
            <text:p>87.65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6"/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6"/>
          <table:table-cell office:value-type="float" office:value="73.42" table:style-name="ce16">
            <text:p>73.42</text:p>
          </table:table-cell>
          <table:table-cell office:value-type="float" office:value="70.650000000000006" table:style-name="ce16">
            <text:p>70.65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6"/>
          <table:table-cell office:value-type="float" office:value="75.459999999999994" table:style-name="ce16">
            <text:p>75.46</text:p>
          </table:table-cell>
          <table:table-cell office:value-type="float" office:value="73.27" table:style-name="ce16">
            <text:p>73.27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6"/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6"/>
          <table:table-cell office:value-type="float" office:value="74.63" table:style-name="ce16">
            <text:p>74.63</text:p>
          </table:table-cell>
          <table:table-cell office:value-type="float" office:value="71.28" table:style-name="ce16">
            <text:p>71.28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6"/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6"/>
          <table:table-cell office:value-type="float" office:value="87.84" table:style-name="ce16">
            <text:p>87.84</text:p>
          </table:table-cell>
          <table:table-cell office:value-type="float" office:value="83.65" table:style-name="ce16">
            <text:p>83.65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6"/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6"/>
          <table:table-cell office:value-type="float" office:value="84.65" table:style-name="ce16">
            <text:p>84.65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6"/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6"/>
          <table:table-cell office:value-type="float" office:value="75.3" table:style-name="ce16">
            <text:p>75.30</text:p>
          </table:table-cell>
          <table:table-cell office:value-type="float" office:value="71.849999999999994" table:style-name="ce16">
            <text:p>71.85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6"/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6"/>
          <table:table-cell office:value-type="float" office:value="68.77" table:style-name="ce16">
            <text:p>68.77</text:p>
          </table:table-cell>
          <table:table-cell office:value-type="float" office:value="61.6" table:style-name="ce16">
            <text:p>61.6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6"/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82.74" table:style-name="ce16">
            <text:p>82.74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table:style-name="ce16"/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table:style-name="ce16"/>
          <table:table-cell office:value-type="float" office:value="16.75" table:style-name="ce16">
            <text:p>16.75</text:p>
          </table:table-cell>
          <table:table-cell office:value-type="float" office:value="0.59" table:style-name="ce16">
            <text:p>0.59</text:p>
          </table:table-cell>
          <table:table-cell office:value-type="float" office:value="4.63" table:style-name="ce16">
            <text:p>4.63</text:p>
          </table:table-cell>
          <table:table-cell office:value-type="float" office:value="0.89" table:style-name="ce16">
            <text:p>0.89</text:p>
          </table:table-cell>
          <table:table-cell office:value-type="float" office:value="7.25" table:style-name="ce16">
            <text:p>7.25</text:p>
          </table:table-cell>
          <table:table-cell office:value-type="float" office:value="0.71" table:style-name="ce16">
            <text:p>0.71</text:p>
          </table:table-cell>
          <table:table-cell office:value-type="float" office:value="4.63" table:style-name="ce16">
            <text:p>4.63</text:p>
          </table:table-cell>
          <table:table-cell office:value-type="float" office:value="0.89" table:style-name="ce16">
            <text:p>0.8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6"/>
          <table:table-cell office:value-type="float" office:value="88.6" table:style-name="ce16">
            <text:p>88.60</text:p>
          </table:table-cell>
          <table:table-cell office:value-type="float" office:value="87.51" table:style-name="ce16">
            <text:p>87.51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6"/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6"/>
          <table:table-cell office:value-type="float" office:value="75.319999999999993" table:style-name="ce16">
            <text:p>75.32</text:p>
          </table:table-cell>
          <table:table-cell office:value-type="float" office:value="76.7" table:style-name="ce16">
            <text:p>76.70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6"/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6"/>
          <table:table-cell office:value-type="float" office:value="80.88" table:style-name="ce16">
            <text:p>80.88</text:p>
          </table:table-cell>
          <table:table-cell office:value-type="float" office:value="79.87" table:style-name="ce16">
            <text:p>79.87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6"/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6"/>
          <table:table-cell office:value-type="float" office:value="85.7" table:style-name="ce16">
            <text:p>85.70</text:p>
          </table:table-cell>
          <table:table-cell office:value-type="float" office:value="82.56" table:style-name="ce16">
            <text:p>82.56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6"/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6"/>
          <table:table-cell office:value-type="float" office:value="90.94" table:style-name="ce16">
            <text:p>90.94</text:p>
          </table:table-cell>
          <table:table-cell office:value-type="float" office:value="91.58" table:style-name="ce16">
            <text:p>91.58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6"/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6"/>
          <table:table-cell office:value-type="float" office:value="44.3" table:style-name="ce16">
            <text:p>44.30</text:p>
          </table:table-cell>
          <table:table-cell office:value-type="float" office:value="33.68" table:style-name="ce16">
            <text:p>33.68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6"/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6"/>
          <table:table-cell office:value-type="float" office:value="69.89" table:style-name="ce16">
            <text:p>69.89</text:p>
          </table:table-cell>
          <table:table-cell office:value-type="float" office:value="66.34" table:style-name="ce16">
            <text:p>66.34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6"/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6"/>
          <table:table-cell office:value-type="float" office:value="42.88" table:style-name="ce16">
            <text:p>42.88</text:p>
          </table:table-cell>
          <table:table-cell office:value-type="float" office:value="35.090000000000003" table:style-name="ce16">
            <text:p>35.09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6"/>
          <table:table-cell office:value-type="float" office:value="79.22" table:style-name="ce16">
            <text:p>79.22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6"/>
          <table:table-cell office:value-type="float" office:value="61.15" table:style-name="ce16">
            <text:p>61.15</text:p>
          </table:table-cell>
          <table:table-cell office:value-type="float" office:value="58.84" table:style-name="ce16">
            <text:p>58.8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6"/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6"/>
          <table:table-cell office:value-type="float" office:value="31.99" table:style-name="ce16">
            <text:p>31.99</text:p>
          </table:table-cell>
          <table:table-cell office:value-type="float" office:value="16.5" table:style-name="ce16">
            <text:p>16.50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6"/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6"/>
          <table:table-cell office:value-type="float" office:value="70.91" table:style-name="ce16">
            <text:p>70.91</text:p>
          </table:table-cell>
          <table:table-cell office:value-type="float" office:value="64.52" table:style-name="ce16">
            <text:p>64.52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6"/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6"/>
          <table:table-cell office:value-type="float" office:value="49.43" table:style-name="ce16">
            <text:p>49.43</text:p>
          </table:table-cell>
          <table:table-cell office:value-type="float" office:value="46.75" table:style-name="ce16">
            <text:p>46.75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6"/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6"/>
          <table:table-cell office:value-type="float" office:value="65.239999999999995" table:style-name="ce16">
            <text:p>65.24</text:p>
          </table:table-cell>
          <table:table-cell office:value-type="float" office:value="58.93" table:style-name="ce16">
            <text:p>58.93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6"/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6"/>
          <table:table-cell office:value-type="float" office:value="87.15" table:style-name="ce16">
            <text:p>87.15</text:p>
          </table:table-cell>
          <table:table-cell office:value-type="float" office:value="83.59" table:style-name="ce16">
            <text:p>83.59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6"/>
          <table:table-cell office:value-type="float" office:value="86.14" table:style-name="ce16">
            <text:p>86.14</text:p>
          </table:table-cell>
          <table:table-cell office:value-type="float" office:value="82.51" table:style-name="ce16">
            <text:p>82.51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6"/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6"/>
          <table:table-cell office:value-type="float" office:value="70.83" table:style-name="ce16">
            <text:p>70.83</text:p>
          </table:table-cell>
          <table:table-cell office:value-type="float" office:value="64.38" table:style-name="ce16">
            <text:p>64.38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6"/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6"/>
          <table:table-cell office:value-type="float" office:value="78.930000000000007" table:style-name="ce16">
            <text:p>78.93</text:p>
          </table:table-cell>
          <table:table-cell office:value-type="float" office:value="73.930000000000007" table:style-name="ce16">
            <text:p>73.93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6"/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6"/>
          <table:table-cell office:value-type="float" office:value="70.48" table:style-name="ce16">
            <text:p>70.48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6"/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78.27" table:style-name="ce16">
            <text:p>78.27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6"/>
          <table:table-cell office:value-type="float" office:value="87.45" table:style-name="ce16">
            <text:p>87.45</text:p>
          </table:table-cell>
          <table:table-cell office:value-type="float" office:value="85.66" table:style-name="ce16">
            <text:p>85.66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6"/>
          <table:table-cell office:value-type="float" office:value="81.650000000000006" table:style-name="ce16">
            <text:p>81.65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6"/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09" table:style-name="ce16">
            <text:p>88.09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6"/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6"/>
          <table:table-cell office:value-type="float" office:value="82.48" table:style-name="ce16">
            <text:p>82.48</text:p>
          </table:table-cell>
          <table:table-cell office:value-type="float" office:value="83.32" table:style-name="ce16">
            <text:p>83.3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4.41" table:style-name="ce16">
            <text:p>84.41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6"/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6"/>
          <table:table-cell office:value-type="float" office:value="88.19" table:style-name="ce16">
            <text:p>88.19</text:p>
          </table:table-cell>
          <table:table-cell office:value-type="float" office:value="84.12" table:style-name="ce16">
            <text:p>84.12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6"/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6"/>
          <table:table-cell office:value-type="float" office:value="82.61" table:style-name="ce16">
            <text:p>82.61</text:p>
          </table:table-cell>
          <table:table-cell office:value-type="float" office:value="78.75" table:style-name="ce16">
            <text:p>78.75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6"/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36" table:style-name="ce16">
            <text:p>81.36</text:p>
          </table:table-cell>
          <table:table-cell office:value-type="float" office:value="79.06" table:style-name="ce16">
            <text:p>79.06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6"/>
          <table:table-cell office:value-type="float" office:value="86.58" table:style-name="ce16">
            <text:p>86.58</text:p>
          </table:table-cell>
          <table:table-cell office:value-type="float" office:value="84.62" table:style-name="ce16">
            <text:p>84.62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6"/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6"/>
          <table:table-cell office:value-type="float" office:value="80.849999999999994" table:style-name="ce16">
            <text:p>80.85</text:p>
          </table:table-cell>
          <table:table-cell office:value-type="float" office:value="76.64" table:style-name="ce16">
            <text:p>76.64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6"/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6"/>
          <table:table-cell office:value-type="float" office:value="87.78" table:style-name="ce16">
            <text:p>87.78</text:p>
          </table:table-cell>
          <table:table-cell office:value-type="float" office:value="86.28" table:style-name="ce16">
            <text:p>86.28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6"/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3.28" table:style-name="ce16">
            <text:p>73.28</text:p>
          </table:table-cell>
          <table:table-cell office:value-type="float" office:value="69.34" table:style-name="ce16">
            <text:p>69.34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6"/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6"/>
          <table:table-cell office:value-type="float" office:value="50.25" table:style-name="ce16">
            <text:p>50.25</text:p>
          </table:table-cell>
          <table:table-cell office:value-type="float" office:value="49.89" table:style-name="ce16">
            <text:p>49.89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6"/>
          <table:table-cell office:value-type="float" office:value="78.41" table:style-name="ce16">
            <text:p>78.41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6"/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6"/>
          <table:table-cell office:value-type="float" office:value="85.31" table:style-name="ce16">
            <text:p>85.31</text:p>
          </table:table-cell>
          <table:table-cell office:value-type="float" office:value="81.66" table:style-name="ce16">
            <text:p>81.66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6"/>
          <table:table-cell office:value-type="float" office:value="77.92" table:style-name="ce16">
            <text:p>77.9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6"/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6"/>
          <table:table-cell office:value-type="float" office:value="85.48" table:style-name="ce16">
            <text:p>85.48</text:p>
          </table:table-cell>
          <table:table-cell office:value-type="float" office:value="81.94" table:style-name="ce16">
            <text:p>81.94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6"/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6"/>
          <table:table-cell office:value-type="float" office:value="61.87" table:style-name="ce16">
            <text:p>61.87</text:p>
          </table:table-cell>
          <table:table-cell office:value-type="float" office:value="53.9" table:style-name="ce16">
            <text:p>53.90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6"/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6"/>
          <table:table-cell office:value-type="float" office:value="86.52" table:style-name="ce16">
            <text:p>86.52</text:p>
          </table:table-cell>
          <table:table-cell office:value-type="float" office:value="83.3" table:style-name="ce16">
            <text:p>83.30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6"/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6"/>
          <table:table-cell office:value-type="float" office:value="84.1" table:style-name="ce16">
            <text:p>84.10</text:p>
          </table:table-cell>
          <table:table-cell office:value-type="float" office:value="79.53" table:style-name="ce16">
            <text:p>79.53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6"/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80.48" table:style-name="ce16">
            <text:p>80.48</text:p>
          </table:table-cell>
          <table:table-cell office:value-type="float" office:value="75.67" table:style-name="ce16">
            <text:p>75.67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6"/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6"/>
          <table:table-cell office:value-type="float" office:value="82" table:style-name="ce16">
            <text:p>82.0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6"/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6"/>
          <table:table-cell office:value-type="float" office:value="17.87" table:style-name="ce16">
            <text:p>17.87</text:p>
          </table:table-cell>
          <table:table-cell office:value-type="float" office:value="15.64" table:style-name="ce16">
            <text:p>15.64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6"/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6"/>
          <table:table-cell office:value-type="float" office:value="51.49" table:style-name="ce16">
            <text:p>51.49</text:p>
          </table:table-cell>
          <table:table-cell office:value-type="float" office:value="48.32" table:style-name="ce16">
            <text:p>48.32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6"/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6"/>
          <table:table-cell office:value-type="float" office:value="71.77" table:style-name="ce16">
            <text:p>71.77</text:p>
          </table:table-cell>
          <table:table-cell office:value-type="float" office:value="73.61" table:style-name="ce16">
            <text:p>73.61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6"/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6"/>
          <table:table-cell office:value-type="float" office:value="62.83" table:style-name="ce16">
            <text:p>62.83</text:p>
          </table:table-cell>
          <table:table-cell office:value-type="float" office:value="61.29" table:style-name="ce16">
            <text:p>61.29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6"/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6"/>
          <table:table-cell office:value-type="float" office:value="72.28" table:style-name="ce16">
            <text:p>72.28</text:p>
          </table:table-cell>
          <table:table-cell office:value-type="float" office:value="72.069999999999993" table:style-name="ce16">
            <text:p>72.07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6"/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6"/>
          <table:table-cell office:value-type="float" office:value="52.34" table:style-name="ce16">
            <text:p>52.34</text:p>
          </table:table-cell>
          <table:table-cell office:value-type="float" office:value="51.41" table:style-name="ce16">
            <text:p>51.41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6"/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6"/>
          <table:table-cell office:value-type="float" office:value="64.03" table:style-name="ce16">
            <text:p>64.03</text:p>
          </table:table-cell>
          <table:table-cell office:value-type="float" office:value="62.98" table:style-name="ce16">
            <text:p>62.98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6"/>
          <table:table-cell office:value-type="float" office:value="73.2" table:style-name="ce16">
            <text:p>73.20</text:p>
          </table:table-cell>
          <table:table-cell office:value-type="float" office:value="69.86" table:style-name="ce16">
            <text:p>69.86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6"/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6"/>
          <table:table-cell office:value-type="float" office:value="87.89" table:style-name="ce16">
            <text:p>87.89</text:p>
          </table:table-cell>
          <table:table-cell office:value-type="float" office:value="86.64" table:style-name="ce16">
            <text:p>86.64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6"/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6"/>
          <table:table-cell office:value-type="float" office:value="76.900000000000006" table:style-name="ce16">
            <text:p>76.90</text:p>
          </table:table-cell>
          <table:table-cell office:value-type="float" office:value="73.75" table:style-name="ce16">
            <text:p>73.7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5.16" table:style-name="ce16">
            <text:p>75.16</text:p>
          </table:table-cell>
          <table:table-cell office:value-type="float" office:value="72.319999999999993" table:style-name="ce16">
            <text:p>72.32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6"/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6"/>
          <table:table-cell office:value-type="float" office:value="55.25" table:style-name="ce16">
            <text:p>55.25</text:p>
          </table:table-cell>
          <table:table-cell office:value-type="float" office:value="52.07" table:style-name="ce16">
            <text:p>52.07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6"/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6"/>
          <table:table-cell office:value-type="float" office:value="55.47" table:style-name="ce16">
            <text:p>55.47</text:p>
          </table:table-cell>
          <table:table-cell office:value-type="float" office:value="52.15" table:style-name="ce16">
            <text:p>52.15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6"/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6"/>
          <table:table-cell office:value-type="float" office:value="54.76" table:style-name="ce16">
            <text:p>54.76</text:p>
          </table:table-cell>
          <table:table-cell office:value-type="float" office:value="51.44" table:style-name="ce16">
            <text:p>51.44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6"/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6"/>
          <table:table-cell office:value-type="float" office:value="73.19" table:style-name="ce16">
            <text:p>73.19</text:p>
          </table:table-cell>
          <table:table-cell office:value-type="float" office:value="67.95" table:style-name="ce16">
            <text:p>67.95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9184210526314303" table:formula="of:=AVERAGE([.B4:.B117])-AVERAGE([.C4:.C117])" table:style-name="ce17">
            <text:p>0.79</text:p>
          </table:table-cell>
          <table:table-cell office:value-type="float" office:value="-0.79184210526314303" table:formula="of:=AVERAGE([.C4:.C117])-AVERAGE([.B4:.B117])" table:style-name="ce17">
            <text:p>-0.79</text:p>
          </table:table-cell>
          <table:table-cell office:value-type="float" office:value="0.79184210526314303" table:formula="of:=AVERAGE([.D4:.D117])-AVERAGE([.E4:.E117])" table:style-name="ce17">
            <text:p>0.79</text:p>
          </table:table-cell>
          <table:table-cell office:value-type="float" office:value="-0.79184210526314303" table:formula="of:=AVERAGE([.E4:.E117])-AVERAGE([.D4:.D117])" table:style-name="ce17">
            <text:p>-0.79</text:p>
          </table:table-cell>
          <table:table-cell office:value-type="float" office:value="0.79184210526314303" table:formula="of:=AVERAGE([.F4:.F117])-AVERAGE([.G4:.G117])" table:style-name="ce17">
            <text:p>0.79</text:p>
          </table:table-cell>
          <table:table-cell office:value-type="float" office:value="-0.79184210526314303" table:formula="of:=AVERAGE([.G4:.G117])-AVERAGE([.F4:.F117])" table:style-name="ce17">
            <text:p>-0.79</text:p>
          </table:table-cell>
          <table:table-cell office:value-type="float" office:value="0.79184210526314303" table:formula="of:=AVERAGE([.H4:.H117])-AVERAGE([.I4:.I117])" table:style-name="ce17">
            <text:p>0.79</text:p>
          </table:table-cell>
          <table:table-cell office:value-type="float" office:value="-0.79184210526314303" table:formula="of:=AVERAGE([.I4:.I117])-AVERAGE([.H4:.H117])" table:style-name="ce17">
            <text:p>-0.79</text:p>
          </table:table-cell>
          <table:table-cell table:style-name="ce18"/>
          <table:table-cell office:value-type="float" office:value="1.1308771929824672" table:formula="of:=AVERAGE([.K4:.K117])-AVERAGE([.L4:.L117])" table:style-name="ce17">
            <text:p>1.13</text:p>
          </table:table-cell>
          <table:table-cell office:value-type="float" office:value="-1.1308771929824672" table:formula="of:=AVERAGE([.L4:.L117])-AVERAGE([.K4:.K117])" table:style-name="ce17">
            <text:p>-1.13</text:p>
          </table:table-cell>
          <table:table-cell office:value-type="float" office:value="1.1308771929824672" table:formula="of:=AVERAGE([.M4:.M117])-AVERAGE([.N4:.N117])" table:style-name="ce17">
            <text:p>1.13</text:p>
          </table:table-cell>
          <table:table-cell office:value-type="float" office:value="-1.1308771929824672" table:formula="of:=AVERAGE([.N4:.N117])-AVERAGE([.M4:.M117])" table:style-name="ce17">
            <text:p>-1.13</text:p>
          </table:table-cell>
          <table:table-cell office:value-type="float" office:value="1.1308771929824672" table:formula="of:=AVERAGE([.O4:.O117])-AVERAGE([.P4:.P117])" table:style-name="ce17">
            <text:p>1.13</text:p>
          </table:table-cell>
          <table:table-cell office:value-type="float" office:value="-1.1308771929824672" table:formula="of:=AVERAGE([.P4:.P117])-AVERAGE([.O4:.O117])" table:style-name="ce17">
            <text:p>-1.13</text:p>
          </table:table-cell>
          <table:table-cell office:value-type="float" office:value="1.1308771929824672" table:formula="of:=AVERAGE([.Q4:.Q117])-AVERAGE([.R4:.R117])" table:style-name="ce17">
            <text:p>1.13</text:p>
          </table:table-cell>
          <table:table-cell office:value-type="float" office:value="-1.1308771929824672" table:formula="of:=AVERAGE([.R4:.R117])-AVERAGE([.Q4:.Q117])" table:style-name="ce17">
            <text:p>-1.13</text:p>
          </table:table-cell>
          <table:table-cell table:style-name="ce18"/>
          <table:table-cell office:value-type="float" office:value="3.6949122807017147" table:formula="of:=AVERAGE([.T4:.T117])-AVERAGE([.U4:.U117])" table:style-name="ce17">
            <text:p>3.69</text:p>
          </table:table-cell>
          <table:table-cell office:value-type="float" office:value="-3.6949122807017147" table:formula="of:=AVERAGE([.U4:.U117])-AVERAGE([.T4:.T117])" table:style-name="ce17">
            <text:p>-3.69</text:p>
          </table:table-cell>
          <table:table-cell office:value-type="float" office:value="3.7797368421052795" table:formula="of:=AVERAGE([.V4:.V117])-AVERAGE([.W4:.W117])" table:style-name="ce17">
            <text:p>3.78</text:p>
          </table:table-cell>
          <table:table-cell office:value-type="float" office:value="-3.7797368421052795" table:formula="of:=AVERAGE([.W4:.W117])-AVERAGE([.V4:.V117])" table:style-name="ce17">
            <text:p>-3.78</text:p>
          </table:table-cell>
          <table:table-cell office:value-type="float" office:value="3.7076315789473711" table:formula="of:=AVERAGE([.X4:.X117])-AVERAGE([.Y4:.Y117])" table:style-name="ce17">
            <text:p>3.71</text:p>
          </table:table-cell>
          <table:table-cell office:value-type="float" office:value="-3.7076315789473711" table:formula="of:=AVERAGE([.Y4:.Y117])-AVERAGE([.X4:.X117])" table:style-name="ce17">
            <text:p>-3.71</text:p>
          </table:table-cell>
          <table:table-cell office:value-type="float" office:value="3.7797368421052795" table:formula="of:=AVERAGE([.Z4:.Z117])-AVERAGE([.AA4:.AA117])" table:style-name="ce17">
            <text:p>3.78</text:p>
          </table:table-cell>
          <table:table-cell office:value-type="float" office:value="-3.7797368421052795" table:formula="of:=AVERAGE([.AA4:.AA117])-AVERAGE([.Z4:.Z117])" table:style-name="ce17">
            <text:p>-3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(x1/y1) - (x2/y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x = Sum of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y = Number of Languages</text:p>
          </table:table-cell>
          <table:table-cell table:number-columns-repeated="16383" table:style-name="ce1"/>
        </table:table-row>
        <table:table-row table:number-rows-repeated="1048454" table:style-name="ro4">
          <table:table-cell table:number-columns-repeated="16384"/>
        </table:table-row>
      </table:table>
      <table:table table:name="Graph_vs_Transition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"/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"/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"/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table:style-name="ce1"/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table:style-name="ce1"/>
          <table:table-cell office:value-type="float" office:value="5.29" table:style-name="ce16">
            <text:p>5.29</text:p>
          </table:table-cell>
          <table:table-cell office:value-type="float" office:value="2.6" table:style-name="ce16">
            <text:p>2.60</text:p>
          </table:table-cell>
          <table:table-cell office:value-type="float" office:value="12.08" table:style-name="ce16">
            <text:p>12.08</text:p>
          </table:table-cell>
          <table:table-cell office:value-type="float" office:value="3.05" table:style-name="ce16">
            <text:p>3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"/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"/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"/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"/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"/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"/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"/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table:style-name="ce1"/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table:style-name="ce1"/>
          <table:table-cell office:value-type="float" office:value="8.0399999999999991" table:style-name="ce16">
            <text:p>8.04</text:p>
          </table:table-cell>
          <table:table-cell office:value-type="float" office:value="1.7" table:style-name="ce16">
            <text:p>1.70</text:p>
          </table:table-cell>
          <table:table-cell office:value-type="float" office:value="11.41" table:style-name="ce16">
            <text:p>11.41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table:style-name="ce1"/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table:style-name="ce1"/>
          <table:table-cell office:value-type="float" office:value="3.07" table:style-name="ce16">
            <text:p>3.07</text:p>
          </table:table-cell>
          <table:table-cell office:value-type="float" office:value="2.16" table:style-name="ce16">
            <text:p>2.16</text:p>
          </table:table-cell>
          <table:table-cell office:value-type="float" office:value="12.84" table:style-name="ce16">
            <text:p>12.84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"/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"/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"/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table:style-name="ce1"/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table:style-name="ce1"/>
          <table:table-cell office:value-type="float" office:value="2.95" table:style-name="ce16">
            <text:p>2.95</text:p>
          </table:table-cell>
          <table:table-cell office:value-type="float" office:value="2.98" table:style-name="ce16">
            <text:p>2.98</text:p>
          </table:table-cell>
          <table:table-cell office:value-type="float" office:value="7.45" table:style-name="ce16">
            <text:p>7.45</text:p>
          </table:table-cell>
          <table:table-cell office:value-type="float" office:value="2.57" table:style-name="ce16">
            <text:p>2.5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"/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"/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"/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table:style-name="ce1"/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table:style-name="ce1"/>
          <table:table-cell office:value-type="float" office:value="4.0999999999999996" table:style-name="ce16">
            <text:p>4.10</text:p>
          </table:table-cell>
          <table:table-cell office:value-type="float" office:value="2.0299999999999998" table:style-name="ce16">
            <text:p>2.03</text:p>
          </table:table-cell>
          <table:table-cell office:value-type="float" office:value="2.15" table:style-name="ce16">
            <text:p>2.15</text:p>
          </table:table-cell>
          <table:table-cell office:value-type="float" office:value="0.73" table:style-name="ce16">
            <text:p>0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"/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"/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"/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table:style-name="ce1"/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table:style-name="ce1"/>
          <table:table-cell office:value-type="float" office:value="10.69" table:style-name="ce16">
            <text:p>10.69</text:p>
          </table:table-cell>
          <table:table-cell office:value-type="float" office:value="3.67" table:style-name="ce16">
            <text:p>3.67</text:p>
          </table:table-cell>
          <table:table-cell office:value-type="float" office:value="7.25" table:style-name="ce16">
            <text:p>7.25</text:p>
          </table:table-cell>
          <table:table-cell office:value-type="float" office:value="0.71" table:style-name="ce16">
            <text:p>0.7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"/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"/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"/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"/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"/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"/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"/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"/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"/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"/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"/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"/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"/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"/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"/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"/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"/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"/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"/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"/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"/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"/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"/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"/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"/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85535087719293301" table:formula="of:=AVERAGE([.B5:.B118])-AVERAGE([.C5:.C118])" table:style-name="ce17">
            <text:p>0.86</text:p>
          </table:table-cell>
          <table:table-cell office:value-type="float" office:value="-0.85535087719293301" table:formula="of:=AVERAGE([.C5:.C118])-AVERAGE([.B5:.B118])" table:style-name="ce17">
            <text:p>-0.86</text:p>
          </table:table-cell>
          <table:table-cell office:value-type="float" office:value="0.79184210526314303" table:formula="of:=AVERAGE([.D5:.D118])-AVERAGE([.E5:.E118])" table:style-name="ce17">
            <text:p>0.79</text:p>
          </table:table-cell>
          <table:table-cell office:value-type="float" office:value="-0.79184210526314303" table:formula="of:=AVERAGE([.E5:.E118])-AVERAGE([.D5:.D118])" table:style-name="ce17">
            <text:p>-0.79</text:p>
          </table:table-cell>
          <table:table-cell table:style-name="ce1"/>
          <table:table-cell office:value-type="float" office:value="1.4761403508772304" table:formula="of:=AVERAGE([.G5:.G118])-AVERAGE([.H5:.H118])" table:style-name="ce17">
            <text:p>1.48</text:p>
          </table:table-cell>
          <table:table-cell office:value-type="float" office:value="-1.4761403508772304" table:formula="of:=AVERAGE([.H5:.H118])-AVERAGE([.G5:.G118])" table:style-name="ce17">
            <text:p>-1.48</text:p>
          </table:table-cell>
          <table:table-cell office:value-type="float" office:value="1.1308771929824672" table:formula="of:=AVERAGE([.I5:.I118])-AVERAGE([.J5:.J118])" table:style-name="ce17">
            <text:p>1.13</text:p>
          </table:table-cell>
          <table:table-cell office:value-type="float" office:value="-1.1308771929824672" table:formula="of:=AVERAGE([.J5:.J118])-AVERAGE([.I5:.I118])" table:style-name="ce17">
            <text:p>-1.13</text:p>
          </table:table-cell>
          <table:table-cell table:style-name="ce1"/>
          <table:table-cell office:value-type="float" office:value="3.9728947368420933" table:formula="of:=AVERAGE([.L5:.L118])-AVERAGE([.M5:.M118])" table:style-name="ce17">
            <text:p>3.97</text:p>
          </table:table-cell>
          <table:table-cell office:value-type="float" office:value="-3.9728947368420933" table:formula="of:=AVERAGE([.M5:.M118])-AVERAGE([.L5:.L118])" table:style-name="ce17">
            <text:p>-3.97</text:p>
          </table:table-cell>
          <table:table-cell office:value-type="float" office:value="3.7076315789473711" table:formula="of:=AVERAGE([.N5:.N118])-AVERAGE([.O5:.O118])" table:style-name="ce17">
            <text:p>3.71</text:p>
          </table:table-cell>
          <table:table-cell office:value-type="float" office:value="-3.7076315789473711" table:formula="of:=AVERAGE([.O5:.O118])-AVERAGE([.N5:.N118])" table:style-name="ce17">
            <text:p>-3.7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(x1/y1) - (x2/y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x = Sum of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y = Number of Languages</text:p>
          </table:table-cell>
          <table:table-cell table:number-columns-repeated="16383" table:style-name="ce1"/>
        </table:table-row>
        <table:table-row table:number-rows-repeated="1048453" table:style-name="ro4">
          <table:table-cell table:number-columns-repeated="16384"/>
        </table:table-row>
      </table:table>
      <table:table table:name="Romance_Languages" table:style-name="ta3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table:style-name="ce1"/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table:style-name="ce1"/>
          <table:table-cell office:value-type="float" office:value="2.95" table:style-name="ce16">
            <text:p>2.95</text:p>
          </table:table-cell>
          <table:table-cell office:value-type="float" office:value="2.98" table:style-name="ce16">
            <text:p>2.98</text:p>
          </table:table-cell>
          <table:table-cell office:value-type="float" office:value="7.45" table:style-name="ce16">
            <text:p>7.45</text:p>
          </table:table-cell>
          <table:table-cell office:value-type="float" office:value="2.57" table:style-name="ce16">
            <text:p>2.5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63615384615383164" table:formula="of:=AVERAGE([.B5:.B30])-AVERAGE([.C5:.C30])" table:style-name="ce16">
            <text:p>0.64</text:p>
          </table:table-cell>
          <table:table-cell office:value-type="float" office:value="-0.63615384615383164" table:formula="of:=AVERAGE([.C5:.C30])-AVERAGE([.B5:.B30])" table:style-name="ce16">
            <text:p>-0.64</text:p>
          </table:table-cell>
          <table:table-cell office:value-type="float" office:value="1.093461538461554" table:formula="of:=AVERAGE([.D5:.D30])-AVERAGE([.E5:.E30])" table:style-name="ce16">
            <text:p>1.09</text:p>
          </table:table-cell>
          <table:table-cell office:value-type="float" office:value="-1.093461538461554" table:formula="of:=AVERAGE([.E5:.E30])-AVERAGE([.D5:.D30])" table:style-name="ce16">
            <text:p>-1.09</text:p>
          </table:table-cell>
          <table:table-cell table:style-name="ce7"/>
          <table:table-cell office:value-type="float" office:value="1.3215384615384806" table:formula="of:=AVERAGE([.G5:.G30])-AVERAGE([.H5:.H30])" table:style-name="ce16">
            <text:p>1.32</text:p>
          </table:table-cell>
          <table:table-cell office:value-type="float" office:value="-1.3215384615384806" table:formula="of:=AVERAGE([.H5:.H30])-AVERAGE([.G5:.G30])" table:style-name="ce16">
            <text:p>-1.32</text:p>
          </table:table-cell>
          <table:table-cell office:value-type="float" office:value="1.0792307692307759" table:formula="of:=AVERAGE([.I5:.I30])-AVERAGE([.J5:.J30])" table:style-name="ce16">
            <text:p>1.08</text:p>
          </table:table-cell>
          <table:table-cell office:value-type="float" office:value="-1.0792307692307759" table:formula="of:=AVERAGE([.J5:.J30])-AVERAGE([.I5:.I30])" table:style-name="ce16">
            <text:p>-1.08</text:p>
          </table:table-cell>
          <table:table-cell table:style-name="ce7"/>
          <table:table-cell office:value-type="float" office:value="4.581153846153839" table:formula="of:=AVERAGE([.L5:.L30])-AVERAGE([.M5:.M30])" table:style-name="ce16">
            <text:p>4.58</text:p>
          </table:table-cell>
          <table:table-cell office:value-type="float" office:value="-4.581153846153839" table:formula="of:=AVERAGE([.M5:.M30])-AVERAGE([.L5:.L30])" table:style-name="ce16">
            <text:p>-4.58</text:p>
          </table:table-cell>
          <table:table-cell office:value-type="float" office:value="4.5688461538461382" table:formula="of:=AVERAGE([.N5:.N30])-AVERAGE([.O5:.O30])" table:style-name="ce16">
            <text:p>4.57</text:p>
          </table:table-cell>
          <table:table-cell office:value-type="float" office:value="-4.5688461538461382" table:formula="of:=AVERAGE([.O5:.O30])-AVERAGE([.N5:.N30])" table:style-name="ce16">
            <text:p>-4.5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(x1/y1) - (x2/y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x = Sum of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y = Number of Languages</text:p>
          </table:table-cell>
          <table:table-cell table:number-columns-repeated="16383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23">
            <text:p>With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"/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"/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table:number-columns-repeated="16369"/>
        </table:table-row>
        <table:table-row table:number-rows-repeated="1048536" table:style-name="ro4">
          <table:table-cell table:number-columns-repeated="16384"/>
        </table:table-row>
      </table:table>
      <table:table table:name="English" table:style-name="ta4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table:style-name="ce1"/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table:style-name="ce1"/>
          <table:table-cell office:value-type="float" office:value="8.0399999999999991" table:style-name="ce16">
            <text:p>8.04</text:p>
          </table:table-cell>
          <table:table-cell office:value-type="float" office:value="1.7" table:style-name="ce16">
            <text:p>1.70</text:p>
          </table:table-cell>
          <table:table-cell office:value-type="float" office:value="11.41" table:style-name="ce16">
            <text:p>11.41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table:style-name="ce1"/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table:style-name="ce1"/>
          <table:table-cell office:value-type="float" office:value="3.07" table:style-name="ce16">
            <text:p>3.07</text:p>
          </table:table-cell>
          <table:table-cell office:value-type="float" office:value="2.16" table:style-name="ce16">
            <text:p>2.16</text:p>
          </table:table-cell>
          <table:table-cell office:value-type="float" office:value="12.84" table:style-name="ce16">
            <text:p>12.84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8950000000000031" table:formula="of:=AVERAGE([.B5:.B10])-AVERAGE([.C5:.C10])" table:style-name="ce16">
            <text:p>1.90</text:p>
          </table:table-cell>
          <table:table-cell office:value-type="float" office:value="-1.8950000000000031" table:formula="of:=AVERAGE([.C5:.C10])-AVERAGE([.B5:.B10])" table:style-name="ce16">
            <text:p>-1.90</text:p>
          </table:table-cell>
          <table:table-cell office:value-type="float" office:value="7.2233333333333363" table:formula="of:=AVERAGE([.D5:.D10])-AVERAGE([.E5:.E10])" table:style-name="ce16">
            <text:p>7.22</text:p>
          </table:table-cell>
          <table:table-cell office:value-type="float" office:value="-7.2233333333333363" table:formula="of:=AVERAGE([.E5:.E10])-AVERAGE([.D5:.D10])" table:style-name="ce16">
            <text:p>-7.22</text:p>
          </table:table-cell>
          <table:table-cell table:style-name="ce7"/>
          <table:table-cell office:value-type="float" office:value="2.4233333333333391" table:formula="of:=AVERAGE([.G5:.G10])-AVERAGE([.H5:.H10])" table:style-name="ce16">
            <text:p>2.42</text:p>
          </table:table-cell>
          <table:table-cell office:value-type="float" office:value="-2.4233333333333391" table:formula="of:=AVERAGE([.H5:.H10])-AVERAGE([.G5:.G10])" table:style-name="ce16">
            <text:p>-2.42</text:p>
          </table:table-cell>
          <table:table-cell office:value-type="float" office:value="4.643333333333338" table:formula="of:=AVERAGE([.I5:.I10])-AVERAGE([.J5:.J10])" table:style-name="ce16">
            <text:p>4.64</text:p>
          </table:table-cell>
          <table:table-cell office:value-type="float" office:value="-4.643333333333338" table:formula="of:=AVERAGE([.J5:.J10])-AVERAGE([.I5:.I10])" table:style-name="ce16">
            <text:p>-4.64</text:p>
          </table:table-cell>
          <table:table-cell table:style-name="ce7"/>
          <table:table-cell office:value-type="float" office:value="4.6250000000000142" table:formula="of:=AVERAGE([.L5:.L10])-AVERAGE([.M5:.M10])" table:style-name="ce16">
            <text:p>4.63</text:p>
          </table:table-cell>
          <table:table-cell office:value-type="float" office:value="-4.6250000000000142" table:formula="of:=AVERAGE([.M5:.M10])-AVERAGE([.L5:.L10])" table:style-name="ce16">
            <text:p>-4.63</text:p>
          </table:table-cell>
          <table:table-cell office:value-type="float" office:value="7.328333333333326" table:formula="of:=AVERAGE([.N5:.N10])-AVERAGE([.O5:.O10])" table:style-name="ce16">
            <text:p>7.33</text:p>
          </table:table-cell>
          <table:table-cell office:value-type="float" office:value="-7.328333333333326" table:formula="of:=AVERAGE([.O5:.O10])-AVERAGE([.N5:.N10])" table:style-name="ce16">
            <text:p>-7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(x1/y1) - (x2/y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x = Sum of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y = Number of Languages</text:p>
          </table:table-cell>
          <table:table-cell table:number-columns-repeated="16383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2">
            <text:p>English-GUMReddit and English-ESL removed.</text:p>
          </table:table-cell>
          <table:covered-table-cell table:number-columns-repeated="2"/>
          <table:table-cell table:number-columns-repeated="2" table:style-name="ce20"/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3999999999999488" table:formula="of:=AVERAGE([.B22:.B25])-AVERAGE([.C22:.C25])" table:style-name="ce16">
            <text:p>0.74</text:p>
          </table:table-cell>
          <table:table-cell office:value-type="float" office:value="-0.73999999999999488" table:formula="of:=AVERAGE([.C22:.C25])-AVERAGE([.B22:.B25])" table:style-name="ce16">
            <text:p>-0.74</text:p>
          </table:table-cell>
          <table:table-cell office:value-type="float" office:value="0.58750000000000568" table:formula="of:=AVERAGE([.D22:.D25])-AVERAGE([.E22:.E25])" table:style-name="ce16">
            <text:p>0.59</text:p>
          </table:table-cell>
          <table:table-cell office:value-type="float" office:value="-0.58750000000000568" table:formula="of:=AVERAGE([.E22:.E25])-AVERAGE([.D22:.D25])" table:style-name="ce16">
            <text:p>-0.59</text:p>
          </table:table-cell>
          <table:table-cell table:style-name="ce7"/>
          <table:table-cell office:value-type="float" office:value="1.7125000000000057" table:formula="of:=AVERAGE([.G22:.G25])-AVERAGE([.H22:.H25])" table:style-name="ce16">
            <text:p>1.71</text:p>
          </table:table-cell>
          <table:table-cell office:value-type="float" office:value="-1.7125000000000057" table:formula="of:=AVERAGE([.H22:.H25])-AVERAGE([.G22:.G25])" table:style-name="ce16">
            <text:p>-1.71</text:p>
          </table:table-cell>
          <table:table-cell office:value-type="float" office:value="1.4549999999999841" table:formula="of:=AVERAGE([.I22:.I25])-AVERAGE([.J22:.J25])" table:style-name="ce16">
            <text:p>1.45</text:p>
          </table:table-cell>
          <table:table-cell office:value-type="float" office:value="-1.4549999999999841" table:formula="of:=AVERAGE([.J22:.J25])-AVERAGE([.I22:.I25])" table:style-name="ce16">
            <text:p>-1.45</text:p>
          </table:table-cell>
          <table:table-cell table:style-name="ce7"/>
          <table:table-cell office:value-type="float" office:value="5.125" table:formula="of:=AVERAGE([.L22:.L25])-AVERAGE([.M22:.M25])" table:style-name="ce16">
            <text:p>5.13</text:p>
          </table:table-cell>
          <table:table-cell office:value-type="float" office:value="-5.125" table:formula="of:=AVERAGE([.M22:.M25])-AVERAGE([.L22:.L25])" table:style-name="ce16">
            <text:p>-5.13</text:p>
          </table:table-cell>
          <table:table-cell office:value-type="float" office:value="5.0050000000000097" table:formula="of:=AVERAGE([.N22:.N25])-AVERAGE([.O22:.O25])" table:style-name="ce16">
            <text:p>5.01</text:p>
          </table:table-cell>
          <table:table-cell office:value-type="float" office:value="-5.0050000000000097" table:formula="of:=AVERAGE([.O22:.O25])-AVERAGE([.N22:.N25])" table:style-name="ce16">
            <text:p>-5.0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(x1/y1) - (x2/y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x = Sum of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y = Number of Languages</text:p>
          </table:table-cell>
          <table:table-cell table:number-columns-repeated="16383" table:style-name="ce1"/>
        </table:table-row>
        <table:table-row table:number-rows-repeated="1048546" table:style-name="ro4">
          <table:table-cell table:number-columns-repeated="16384"/>
        </table:table-row>
      </table:table>
      <table:table table:name="Slavic_languages" table:style-name="ta4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19">
            <text:p>Graph</text:p>
          </table:table-cell>
          <table:covered-table-cell/>
          <table:table-cell office:value-type="string" table:number-columns-spanned="2" table:number-rows-spanned="1" table:style-name="ce19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3177777777777777" table:formula="of:=AVERAGE([.B5:.B22])-AVERAGE([.C5:.C22])" table:style-name="ce16">
            <text:p>1.32</text:p>
          </table:table-cell>
          <table:table-cell office:value-type="float" office:value="-1.3177777777777777" table:formula="of:=AVERAGE([.C5:.C22])-AVERAGE([.B5:.B22])" table:style-name="ce16">
            <text:p>-1.32</text:p>
          </table:table-cell>
          <table:table-cell office:value-type="float" office:value="0.90499999999998693" table:formula="of:=AVERAGE([.D5:.D22])-AVERAGE([.E5:.E22])" table:style-name="ce16">
            <text:p>0.90</text:p>
          </table:table-cell>
          <table:table-cell office:value-type="float" office:value="-0.90499999999998693" table:formula="of:=AVERAGE([.E5:.E22])-AVERAGE([.D5:.D22])" table:style-name="ce16">
            <text:p>-0.90</text:p>
          </table:table-cell>
          <table:table-cell table:style-name="ce7"/>
          <table:table-cell office:value-type="float" office:value="1.4183333333333223" table:formula="of:=AVERAGE([.G5:.G22])-AVERAGE([.H5:.H22])" table:style-name="ce16">
            <text:p>1.42</text:p>
          </table:table-cell>
          <table:table-cell office:value-type="float" office:value="-1.4183333333333223" table:formula="of:=AVERAGE([.H5:.H22])-AVERAGE([.G5:.G22])" table:style-name="ce16">
            <text:p>-1.42</text:p>
          </table:table-cell>
          <table:table-cell office:value-type="float" office:value="0.93333333333333712" table:formula="of:=AVERAGE([.I5:.I22])-AVERAGE([.J5:.J22])" table:style-name="ce16">
            <text:p>0.93</text:p>
          </table:table-cell>
          <table:table-cell office:value-type="float" office:value="-0.93333333333333712" table:formula="of:=AVERAGE([.J5:.J22])-AVERAGE([.I5:.I22])" table:style-name="ce16">
            <text:p>-0.93</text:p>
          </table:table-cell>
          <table:table-cell table:style-name="ce7"/>
          <table:table-cell office:value-type="float" office:value="3.5772222222222325" table:formula="of:=AVERAGE([.L5:.L22])-AVERAGE([.M5:.M22])" table:style-name="ce16">
            <text:p>3.58</text:p>
          </table:table-cell>
          <table:table-cell office:value-type="float" office:value="-3.5772222222222325" table:formula="of:=AVERAGE([.M5:.M22])-AVERAGE([.L5:.L22])" table:style-name="ce16">
            <text:p>-3.58</text:p>
          </table:table-cell>
          <table:table-cell office:value-type="float" office:value="3.1216666666666697" table:formula="of:=AVERAGE([.N5:.N22])-AVERAGE([.O5:.O22])" table:style-name="ce16">
            <text:p>3.12</text:p>
          </table:table-cell>
          <table:table-cell office:value-type="float" office:value="-3.1216666666666697" table:formula="of:=AVERAGE([.O5:.O22])-AVERAGE([.N5:.N22])" table:style-name="ce16">
            <text:p>-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(x1/y1) - (x2/y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x = Sum of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y = Number of Languages</text:p>
          </table:table-cell>
          <table:table-cell table:number-columns-repeated="16383" table:style-name="ce1"/>
        </table:table-row>
        <table:table-row table:number-rows-repeated="104854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decimal-places="1" number:min-integer-digits="1" number:grouping="true"/>
      <number:text> </number:text>
    </number:number-style>
    <number:number-style style:name="N37P1">
      <number:text> (</number:text>
      <number:number number:decimal-places="1" number:min-decimal-places="1" number:min-integer-digits="1" number:grouping="true"/>
      <number:text>)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 (</number:text>
      <number:number number:decimal-places="2" number:min-decimal-places="2" number:min-integer-digits="1" number:grouping="true"/>
      <number:text>)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2" style:display-name="20% - Accent2" style:family="table-cell" style:data-style-name="N0">
      <style:table-cell-properties fo:background-color="#FCE4D6"/>
      <style:text-properties fo:color="#000000"/>
    </style:style>
    <style:style style:name="Bad" style:family="table-cell" style:data-style-name="N0">
      <style:table-cell-properties fo:background-color="#FFC7CE"/>
      <style:text-properties fo:color="#9C0006"/>
    </style:style>
    <style:style style:name="cf1" style:family="table-cell" style:data-style-name="N0">
      <style:table-cell-properties fo:background-color="#9BC2E6"/>
    </style:style>
    <style:style style:name="cf2" style:family="table-cell" style:data-style-name="N0">
      <style:table-cell-properties fo:background-color="#A9D08E"/>
    </style: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James Decatur</meta:initial-creator>
    <dc:creator>James Decatur</dc:creator>
    <meta:creation-date>2021-07-08T11:07:40Z</meta:creation-date>
    <dc:date>2021-09-12T16:38:01Z</dc:date>
  </office:meta>
</office:document-meta>
</file>